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joco" table:style-name="ta1">
        <table:shapes>
          <draw:frame draw:z-index="0" draw:style-name="gr1" draw:text-style-name="P1" svg:width="453.51pt" svg:height="255.09pt" svg:x="2.83pt" svg:y="1116.45pt">
            <draw:object draw:notify-on-update-of-ranges="Mujoco.A1:Mujoco.A87 Mujoco.B1:Mujoco.B87 Mujoco.A1:Mujoco.A87 Mujoco.C1:Mujoco.C87 Mujoco.A1:Mujoco.A87 Mujoco.D1:Mujoco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84859857437" calcext:value-type="float">
            <text:p>0.13784859857437</text:p>
          </table:table-cell>
          <table:table-cell office:value-type="float" office:value="-0.00734628787767608" calcext:value-type="float">
            <text:p>-0.007346287877676</text:p>
          </table:table-cell>
          <table:table-cell office:value-type="float" office:value="0.549873683635913" calcext:value-type="float">
            <text:p>0.549873683635913</text:p>
          </table:table-cell>
          <table:table-cell office:value-type="float" office:value="0.707118594570804" calcext:value-type="float">
            <text:p>0.707118594570804</text:p>
          </table:table-cell>
          <table:table-cell office:value-type="float" office:value="0.0000620596315127897" calcext:value-type="float">
            <text:p>6.20596315127897E-05</text:p>
          </table:table-cell>
          <table:table-cell office:value-type="float" office:value="0.707094953759812" calcext:value-type="float">
            <text:p>0.707094953759812</text:p>
          </table:table-cell>
          <table:table-cell office:value-type="float" office:value="-0.00012541221596124" calcext:value-type="float">
            <text:p>-0.000125412215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691232447665" calcext:value-type="float">
            <text:p>0.137691232447665</text:p>
          </table:table-cell>
          <table:table-cell office:value-type="float" office:value="-0.0154485379154946" calcext:value-type="float">
            <text:p>-0.015448537915495</text:p>
          </table:table-cell>
          <table:table-cell office:value-type="float" office:value="0.549794478840375" calcext:value-type="float">
            <text:p>0.549794478840375</text:p>
          </table:table-cell>
          <table:table-cell office:value-type="float" office:value="0.707123885064062" calcext:value-type="float">
            <text:p>0.707123885064062</text:p>
          </table:table-cell>
          <table:table-cell office:value-type="float" office:value="0.0000409347951104699" calcext:value-type="float">
            <text:p>4.09347951104699E-05</text:p>
          </table:table-cell>
          <table:table-cell office:value-type="float" office:value="0.707089661144248" calcext:value-type="float">
            <text:p>0.707089661144248</text:p>
          </table:table-cell>
          <table:table-cell office:value-type="float" office:value="-0.000143524082876212" calcext:value-type="float">
            <text:p>-0.000143524082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7535917208232" calcext:value-type="float">
            <text:p>0.137535917208232</text:p>
          </table:table-cell>
          <table:table-cell office:value-type="float" office:value="-0.0234596005910209" calcext:value-type="float">
            <text:p>-0.023459600591021</text:p>
          </table:table-cell>
          <table:table-cell office:value-type="float" office:value="0.549714081826329" calcext:value-type="float">
            <text:p>0.549714081826329</text:p>
          </table:table-cell>
          <table:table-cell office:value-type="float" office:value="0.707128673499107" calcext:value-type="float">
            <text:p>0.707128673499107</text:p>
          </table:table-cell>
          <table:table-cell office:value-type="float" office:value="0.0000332039389156491" calcext:value-type="float">
            <text:p>3.32039389156491E-05</text:p>
          </table:table-cell>
          <table:table-cell office:value-type="float" office:value="0.707084868525452" calcext:value-type="float">
            <text:p>0.707084868525452</text:p>
          </table:table-cell>
          <table:table-cell office:value-type="float" office:value="-0.000163447964396657" calcext:value-type="float">
            <text:p>-0.000163447964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7378368862744" calcext:value-type="float">
            <text:p>0.137378368862744</text:p>
          </table:table-cell>
          <table:table-cell office:value-type="float" office:value="-0.0314773529784321" calcext:value-type="float">
            <text:p>-0.031477352978432</text:p>
          </table:table-cell>
          <table:table-cell office:value-type="float" office:value="0.549630958891821" calcext:value-type="float">
            <text:p>0.549630958891821</text:p>
          </table:table-cell>
          <table:table-cell office:value-type="float" office:value="0.707132066476034" calcext:value-type="float">
            <text:p>0.707132066476034</text:p>
          </table:table-cell>
          <table:table-cell office:value-type="float" office:value="0.0000259215583711114" calcext:value-type="float">
            <text:p>2.59215583711114E-05</text:p>
          </table:table-cell>
          <table:table-cell office:value-type="float" office:value="0.707081472241024" calcext:value-type="float">
            <text:p>0.707081472241024</text:p>
          </table:table-cell>
          <table:table-cell office:value-type="float" office:value="-0.000177490485508525" calcext:value-type="float">
            <text:p>-0.0001774904855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219094665541" calcext:value-type="float">
            <text:p>0.137219094665541</text:p>
          </table:table-cell>
          <table:table-cell office:value-type="float" office:value="-0.0394902632647914" calcext:value-type="float">
            <text:p>-0.039490263264792</text:p>
          </table:table-cell>
          <table:table-cell office:value-type="float" office:value="0.549545366799258" calcext:value-type="float">
            <text:p>0.549545366799258</text:p>
          </table:table-cell>
          <table:table-cell office:value-type="float" office:value="0.707134795391051" calcext:value-type="float">
            <text:p>0.707134795391051</text:p>
          </table:table-cell>
          <table:table-cell office:value-type="float" office:value="0.0000196297123778444" calcext:value-type="float">
            <text:p>1.96297123778444E-05</text:p>
          </table:table-cell>
          <table:table-cell office:value-type="float" office:value="0.707078740348613" calcext:value-type="float">
            <text:p>0.707078740348613</text:p>
          </table:table-cell>
          <table:table-cell office:value-type="float" office:value="-0.000188968120191813" calcext:value-type="float">
            <text:p>-0.000188968120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7121940569154" calcext:value-type="float">
            <text:p>0.137121940569154</text:p>
          </table:table-cell>
          <table:table-cell office:value-type="float" office:value="-0.0401916009200401" calcext:value-type="float">
            <text:p>-0.04019160092004</text:p>
          </table:table-cell>
          <table:table-cell office:value-type="float" office:value="0.542183954023979" calcext:value-type="float">
            <text:p>0.542183954023979</text:p>
          </table:table-cell>
          <table:table-cell office:value-type="float" office:value="0.707053848947061" calcext:value-type="float">
            <text:p>0.707053848947061</text:p>
          </table:table-cell>
          <table:table-cell office:value-type="float" office:value="-0.0000349147056667998" calcext:value-type="float">
            <text:p>-3.49147056667998E-05</text:p>
          </table:table-cell>
          <table:table-cell office:value-type="float" office:value="0.707159706792073" calcext:value-type="float">
            <text:p>0.707159706792073</text:p>
          </table:table-cell>
          <table:table-cell office:value-type="float" office:value="-0.0000505950550924727" calcext:value-type="float">
            <text:p>-5.05950550924727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702623795116" calcext:value-type="float">
            <text:p>0.13702623795116</text:p>
          </table:table-cell>
          <table:table-cell office:value-type="float" office:value="-0.0401128710773335" calcext:value-type="float">
            <text:p>-0.040112871077334</text:p>
          </table:table-cell>
          <table:table-cell office:value-type="float" office:value="0.534092744228207" calcext:value-type="float">
            <text:p>0.534092744228207</text:p>
          </table:table-cell>
          <table:table-cell office:value-type="float" office:value="0.707056729417682" calcext:value-type="float">
            <text:p>0.707056729417682</text:p>
          </table:table-cell>
          <table:table-cell office:value-type="float" office:value="-0.000012395481657046" calcext:value-type="float">
            <text:p>-1.2395481657046E-05</text:p>
          </table:table-cell>
          <table:table-cell office:value-type="float" office:value="0.707156828624041" calcext:value-type="float">
            <text:p>0.707156828624041</text:p>
          </table:table-cell>
          <table:table-cell office:value-type="float" office:value="-0.0000310147039229158" calcext:value-type="float">
            <text:p>-3.1014703922915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6920556632271" calcext:value-type="float">
            <text:p>0.136920556632271</text:p>
          </table:table-cell>
          <table:table-cell office:value-type="float" office:value="-0.0401202845968652" calcext:value-type="float">
            <text:p>-0.040120284596865</text:p>
          </table:table-cell>
          <table:table-cell office:value-type="float" office:value="0.526084121720303" calcext:value-type="float">
            <text:p>0.526084121720303</text:p>
          </table:table-cell>
          <table:table-cell office:value-type="float" office:value="0.707054785682854" calcext:value-type="float">
            <text:p>0.707054785682854</text:p>
          </table:table-cell>
          <table:table-cell office:value-type="float" office:value="-0.00000582712899860338" calcext:value-type="float">
            <text:p>-5.82712899860338E-06</text:p>
          </table:table-cell>
          <table:table-cell office:value-type="float" office:value="0.707158772726141" calcext:value-type="float">
            <text:p>0.707158772726141</text:p>
          </table:table-cell>
          <table:table-cell office:value-type="float" office:value="-0.0000128637948994537" calcext:value-type="float">
            <text:p>-1.28637948994537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807393076379" calcext:value-type="float">
            <text:p>0.136807393076379</text:p>
          </table:table-cell>
          <table:table-cell office:value-type="float" office:value="-0.0401172329729377" calcext:value-type="float">
            <text:p>-0.040117232972938</text:p>
          </table:table-cell>
          <table:table-cell office:value-type="float" office:value="0.518066457948813" calcext:value-type="float">
            <text:p>0.518066457948813</text:p>
          </table:table-cell>
          <table:table-cell office:value-type="float" office:value="0.707055701170232" calcext:value-type="float">
            <text:p>0.707055701170232</text:p>
          </table:table-cell>
          <table:table-cell office:value-type="float" office:value="-0.00000131229273392375" calcext:value-type="float">
            <text:p>-1.31229273392375E-06</text:p>
          </table:table-cell>
          <table:table-cell office:value-type="float" office:value="0.707157857506064" calcext:value-type="float">
            <text:p>0.707157857506064</text:p>
          </table:table-cell>
          <table:table-cell office:value-type="float" office:value="-0.00000289537365782966" calcext:value-type="float">
            <text:p>-2.89537365782966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6687309362988" calcext:value-type="float">
            <text:p>0.136687309362988</text:p>
          </table:table-cell>
          <table:table-cell office:value-type="float" office:value="-0.0401143904589238" calcext:value-type="float">
            <text:p>-0.040114390458924</text:p>
          </table:table-cell>
          <table:table-cell office:value-type="float" office:value="0.510050784403249" calcext:value-type="float">
            <text:p>0.510050784403249</text:p>
          </table:table-cell>
          <table:table-cell office:value-type="float" office:value="0.707057395909087" calcext:value-type="float">
            <text:p>0.707057395909087</text:p>
          </table:table-cell>
          <table:table-cell office:value-type="float" office:value="0.000001170974741449" calcext:value-type="float">
            <text:p>1.170974741449E-06</text:p>
          </table:table-cell>
          <table:table-cell office:value-type="float" office:value="0.707156163008057" calcext:value-type="float">
            <text:p>0.707156163008057</text:p>
          </table:table-cell>
          <table:table-cell office:value-type="float" office:value="0.00000293468641981987" calcext:value-type="float">
            <text:p>2.9346864198198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6562687503185" calcext:value-type="float">
            <text:p>0.136562687503185</text:p>
          </table:table-cell>
          <table:table-cell office:value-type="float" office:value="-0.0401107600473493" calcext:value-type="float">
            <text:p>-0.040110760047349</text:p>
          </table:table-cell>
          <table:table-cell office:value-type="float" office:value="0.502036684344073" calcext:value-type="float">
            <text:p>0.502036684344073</text:p>
          </table:table-cell>
          <table:table-cell office:value-type="float" office:value="0.707059004187095" calcext:value-type="float">
            <text:p>0.707059004187095</text:p>
          </table:table-cell>
          <table:table-cell office:value-type="float" office:value="0.00000260079054170692" calcext:value-type="float">
            <text:p>2.60079054170692E-06</text:p>
          </table:table-cell>
          <table:table-cell office:value-type="float" office:value="0.707154554925657" calcext:value-type="float">
            <text:p>0.707154554925657</text:p>
          </table:table-cell>
          <table:table-cell office:value-type="float" office:value="0.00000625190232161899" calcext:value-type="float">
            <text:p>6.25190232161899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433396122612" calcext:value-type="float">
            <text:p>0.136433396122612</text:p>
          </table:table-cell>
          <table:table-cell office:value-type="float" office:value="-0.040106437012466" calcext:value-type="float">
            <text:p>-0.040106437012466</text:p>
          </table:table-cell>
          <table:table-cell office:value-type="float" office:value="0.494024860572377" calcext:value-type="float">
            <text:p>0.494024860572377</text:p>
          </table:table-cell>
          <table:table-cell office:value-type="float" office:value="0.707060504782143" calcext:value-type="float">
            <text:p>0.707060504782143</text:p>
          </table:table-cell>
          <table:table-cell office:value-type="float" office:value="0.00000339729612769402" calcext:value-type="float">
            <text:p>3.39729612769402E-06</text:p>
          </table:table-cell>
          <table:table-cell office:value-type="float" office:value="0.70715305450843" calcext:value-type="float">
            <text:p>0.70715305450843</text:p>
          </table:table-cell>
          <table:table-cell office:value-type="float" office:value="0.00000806705907691052" calcext:value-type="float">
            <text:p>8.06705907691052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6299320667795" calcext:value-type="float">
            <text:p>0.136299320667795</text:p>
          </table:table-cell>
          <table:table-cell office:value-type="float" office:value="-0.0401013717578533" calcext:value-type="float">
            <text:p>-0.040101371757853</text:p>
          </table:table-cell>
          <table:table-cell office:value-type="float" office:value="0.486015892385993" calcext:value-type="float">
            <text:p>0.486015892385993</text:p>
          </table:table-cell>
          <table:table-cell office:value-type="float" office:value="0.707061916038351" calcext:value-type="float">
            <text:p>0.707061916038351</text:p>
          </table:table-cell>
          <table:table-cell office:value-type="float" office:value="0.00000381710859359563" calcext:value-type="float">
            <text:p>3.81710859359563E-06</text:p>
          </table:table-cell>
          <table:table-cell office:value-type="float" office:value="0.707151643421092" calcext:value-type="float">
            <text:p>0.707151643421092</text:p>
          </table:table-cell>
          <table:table-cell office:value-type="float" office:value="0.00000896966062330362" calcext:value-type="float">
            <text:p>8.96966062330362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6160333500337" calcext:value-type="float">
            <text:p>0.136160333500337</text:p>
          </table:table-cell>
          <table:table-cell office:value-type="float" office:value="-0.0400955282205906" calcext:value-type="float">
            <text:p>-0.040095528220591</text:p>
          </table:table-cell>
          <table:table-cell office:value-type="float" office:value="0.478010398078686" calcext:value-type="float">
            <text:p>0.478010398078686</text:p>
          </table:table-cell>
          <table:table-cell office:value-type="float" office:value="0.707063244139529" calcext:value-type="float">
            <text:p>0.707063244139529</text:p>
          </table:table-cell>
          <table:table-cell office:value-type="float" office:value="0.00000401008251593726" calcext:value-type="float">
            <text:p>4.01008251593726E-06</text:p>
          </table:table-cell>
          <table:table-cell office:value-type="float" office:value="0.707150315480458" calcext:value-type="float">
            <text:p>0.707150315480458</text:p>
          </table:table-cell>
          <table:table-cell office:value-type="float" office:value="0.00000931085920896635" calcext:value-type="float">
            <text:p>9.31085920896635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6016301796494" calcext:value-type="float">
            <text:p>0.136016301796494</text:p>
          </table:table-cell>
          <table:table-cell office:value-type="float" office:value="-0.0400888654013813" calcext:value-type="float">
            <text:p>-0.040088865401381</text:p>
          </table:table-cell>
          <table:table-cell office:value-type="float" office:value="0.470009025367895" calcext:value-type="float">
            <text:p>0.470009025367895</text:p>
          </table:table-cell>
          <table:table-cell office:value-type="float" office:value="0.70706449447666" calcext:value-type="float">
            <text:p>0.70706449447666</text:p>
          </table:table-cell>
          <table:table-cell office:value-type="float" office:value="0.00000406382841239283" calcext:value-type="float">
            <text:p>4.06382841239283E-06</text:p>
          </table:table-cell>
          <table:table-cell office:value-type="float" office:value="0.70714906529494" calcext:value-type="float">
            <text:p>0.70714906529494</text:p>
          </table:table-cell>
          <table:table-cell office:value-type="float" office:value="0.00000929745473815524" calcext:value-type="float">
            <text:p>9.29745473815524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5867086731577" calcext:value-type="float">
            <text:p>0.135867086731577</text:p>
          </table:table-cell>
          <table:table-cell office:value-type="float" office:value="-0.0400813383497516" calcext:value-type="float">
            <text:p>-0.040081338349752</text:p>
          </table:table-cell>
          <table:table-cell office:value-type="float" office:value="0.462012456168821" calcext:value-type="float">
            <text:p>0.462012456168821</text:p>
          </table:table-cell>
          <table:table-cell office:value-type="float" office:value="0.707065668106941" calcext:value-type="float">
            <text:p>0.707065668106941</text:p>
          </table:table-cell>
          <table:table-cell office:value-type="float" office:value="0.00000402902201696032" calcext:value-type="float">
            <text:p>4.02902201696032E-06</text:p>
          </table:table-cell>
          <table:table-cell office:value-type="float" office:value="0.707147891806485" calcext:value-type="float">
            <text:p>0.707147891806485</text:p>
          </table:table-cell>
          <table:table-cell office:value-type="float" office:value="0.00000904964073550341" calcext:value-type="float">
            <text:p>9.04964073550341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5712544956554" calcext:value-type="float">
            <text:p>0.135712544956554</text:p>
          </table:table-cell>
          <table:table-cell office:value-type="float" office:value="-0.0400728972438242" calcext:value-type="float">
            <text:p>-0.040072897243824</text:p>
          </table:table-cell>
          <table:table-cell office:value-type="float" office:value="0.454021412908444" calcext:value-type="float">
            <text:p>0.454021412908444</text:p>
          </table:table-cell>
          <table:table-cell office:value-type="float" office:value="0.707066764109431" calcext:value-type="float">
            <text:p>0.707066764109431</text:p>
          </table:table-cell>
          <table:table-cell office:value-type="float" office:value="0.00000393419651645299" calcext:value-type="float">
            <text:p>3.93419651645299E-06</text:p>
          </table:table-cell>
          <table:table-cell office:value-type="float" office:value="0.707146795935452" calcext:value-type="float">
            <text:p>0.707146795935452</text:p>
          </table:table-cell>
          <table:table-cell office:value-type="float" office:value="0.00000863515309246221" calcext:value-type="float">
            <text:p>8.63515309246221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5552529869276" calcext:value-type="float">
            <text:p>0.135552529869276</text:p>
          </table:table-cell>
          <table:table-cell office:value-type="float" office:value="-0.0400634867473911" calcext:value-type="float">
            <text:p>-0.040063486747391</text:p>
          </table:table-cell>
          <table:table-cell office:value-type="float" office:value="0.446036664487338" calcext:value-type="float">
            <text:p>0.446036664487338</text:p>
          </table:table-cell>
          <table:table-cell office:value-type="float" office:value="0.707067779657682" calcext:value-type="float">
            <text:p>0.707067779657682</text:p>
          </table:table-cell>
          <table:table-cell office:value-type="float" office:value="0.00000379448896070667" calcext:value-type="float">
            <text:p>3.79448896070667E-06</text:p>
          </table:table-cell>
          <table:table-cell office:value-type="float" office:value="0.707145780507892" calcext:value-type="float">
            <text:p>0.707145780507892</text:p>
          </table:table-cell>
          <table:table-cell office:value-type="float" office:value="0.00000808961936893393" calcext:value-type="float">
            <text:p>8.08961936893393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5386893359746" calcext:value-type="float">
            <text:p>0.135386893359746</text:p>
          </table:table-cell>
          <table:table-cell office:value-type="float" office:value="-0.0400530453567467" calcext:value-type="float">
            <text:p>-0.040053045356747</text:p>
          </table:table-cell>
          <table:table-cell office:value-type="float" office:value="0.43805903302574" calcext:value-type="float">
            <text:p>0.43805903302574</text:p>
          </table:table-cell>
          <table:table-cell office:value-type="float" office:value="0.707068710220615" calcext:value-type="float">
            <text:p>0.707068710220615</text:p>
          </table:table-cell>
          <table:table-cell office:value-type="float" office:value="0.00000361672006277125" calcext:value-type="float">
            <text:p>3.61672006277125E-06</text:p>
          </table:table-cell>
          <table:table-cell office:value-type="float" office:value="0.707144850054564" calcext:value-type="float">
            <text:p>0.707144850054564</text:p>
          </table:table-cell>
          <table:table-cell office:value-type="float" office:value="0.00000742856503843647" calcext:value-type="float">
            <text:p>7.42856503843647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215487931694" calcext:value-type="float">
            <text:p>0.135215487931694</text:p>
          </table:table-cell>
          <table:table-cell office:value-type="float" office:value="-0.0400415047174813" calcext:value-type="float">
            <text:p>-0.040041504717481</text:p>
          </table:table-cell>
          <table:table-cell office:value-type="float" office:value="0.430089400978809" calcext:value-type="float">
            <text:p>0.430089400978809</text:p>
          </table:table-cell>
          <table:table-cell office:value-type="float" office:value="0.707069549373629" calcext:value-type="float">
            <text:p>0.707069549373629</text:p>
          </table:table-cell>
          <table:table-cell office:value-type="float" office:value="0.00000340230949275044" calcext:value-type="float">
            <text:p>3.40230949275044E-06</text:p>
          </table:table-cell>
          <table:table-cell office:value-type="float" office:value="0.70714401099968" calcext:value-type="float">
            <text:p>0.70714401099968</text:p>
          </table:table-cell>
          <table:table-cell office:value-type="float" office:value="0.00000665441152097879" calcext:value-type="float">
            <text:p>6.65441152097879E-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5038169508822" calcext:value-type="float">
            <text:p>0.135038169508822</text:p>
          </table:table-cell>
          <table:table-cell office:value-type="float" office:value="-0.0400287888943673" calcext:value-type="float">
            <text:p>-0.040028788894367</text:p>
          </table:table-cell>
          <table:table-cell office:value-type="float" office:value="0.422128719353247" calcext:value-type="float">
            <text:p>0.422128719353247</text:p>
          </table:table-cell>
          <table:table-cell office:value-type="float" office:value="0.707070288853654" calcext:value-type="float">
            <text:p>0.707070288853654</text:p>
          </table:table-cell>
          <table:table-cell office:value-type="float" office:value="0.00000314885370927831" calcext:value-type="float">
            <text:p>3.14885370927831E-06</text:p>
          </table:table-cell>
          <table:table-cell office:value-type="float" office:value="0.707143271605771" calcext:value-type="float">
            <text:p>0.707143271605771</text:p>
          </table:table-cell>
          <table:table-cell office:value-type="float" office:value="0.0000057604076079687" calcext:value-type="float">
            <text:p>5.7604076079687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854800839219" calcext:value-type="float">
            <text:p>0.134854800839219</text:p>
          </table:table-cell>
          <table:table-cell office:value-type="float" office:value="-0.0400148135560035" calcext:value-type="float">
            <text:p>-0.040014813556004</text:p>
          </table:table-cell>
          <table:table-cell office:value-type="float" office:value="0.414178016327106" calcext:value-type="float">
            <text:p>0.414178016327106</text:p>
          </table:table-cell>
          <table:table-cell office:value-type="float" office:value="0.707070918176916" calcext:value-type="float">
            <text:p>0.707070918176916</text:p>
          </table:table-cell>
          <table:table-cell office:value-type="float" office:value="0.000002850905447771" calcext:value-type="float">
            <text:p>2.850905447771E-06</text:p>
          </table:table-cell>
          <table:table-cell office:value-type="float" office:value="0.707142642355789" calcext:value-type="float">
            <text:p>0.707142642355789</text:p>
          </table:table-cell>
          <table:table-cell office:value-type="float" office:value="0.00000473268902095869" calcext:value-type="float">
            <text:p>4.73268902095869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4665255732298" calcext:value-type="float">
            <text:p>0.134665255732298</text:p>
          </table:table-cell>
          <table:table-cell office:value-type="float" office:value="-0.0399994850585262" calcext:value-type="float">
            <text:p>-0.039999485058526</text:p>
          </table:table-cell>
          <table:table-cell office:value-type="float" office:value="0.406238406770411" calcext:value-type="float">
            <text:p>0.406238406770411</text:p>
          </table:table-cell>
          <table:table-cell office:value-type="float" office:value="0.707071424149976" calcext:value-type="float">
            <text:p>0.707071424149976</text:p>
          </table:table-cell>
          <table:table-cell office:value-type="float" office:value="0.00000250021885150886" calcext:value-type="float">
            <text:p>2.50021885150886E-06</text:p>
          </table:table-cell>
          <table:table-cell office:value-type="float" office:value="0.707142136441935" calcext:value-type="float">
            <text:p>0.707142136441935</text:p>
          </table:table-cell>
          <table:table-cell office:value-type="float" office:value="0.00000355112596717166" calcext:value-type="float">
            <text:p>3.55112596717166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4469424508413" calcext:value-type="float">
            <text:p>0.134469424508413</text:p>
          </table:table-cell>
          <table:table-cell office:value-type="float" office:value="-0.0399826994175116" calcext:value-type="float">
            <text:p>-0.039982699417512</text:p>
          </table:table-cell>
          <table:table-cell office:value-type="float" office:value="0.398311102922679" calcext:value-type="float">
            <text:p>0.398311102922679</text:p>
          </table:table-cell>
          <table:table-cell office:value-type="float" office:value="0.707071790706592" calcext:value-type="float">
            <text:p>0.707071790706592</text:p>
          </table:table-cell>
          <table:table-cell office:value-type="float" office:value="0.00000208558198355746" calcext:value-type="float">
            <text:p>2.08558198355746E-06</text:p>
          </table:table-cell>
          <table:table-cell office:value-type="float" office:value="0.707141769928655" calcext:value-type="float">
            <text:p>0.707141769928655</text:p>
          </table:table-cell>
          <table:table-cell office:value-type="float" office:value="0.00000218932104778524" calcext:value-type="float">
            <text:p>2.18932104778524E-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1833122606368" calcext:value-type="float">
            <text:p>0.141833122606368</text:p>
          </table:table-cell>
          <table:table-cell office:value-type="float" office:value="-0.0399600416945698" calcext:value-type="float">
            <text:p>-0.03996004169457</text:p>
          </table:table-cell>
          <table:table-cell office:value-type="float" office:value="0.397638091275968" calcext:value-type="float">
            <text:p>0.397638091275968</text:p>
          </table:table-cell>
          <table:table-cell office:value-type="float" office:value="0.707174367310986" calcext:value-type="float">
            <text:p>0.707174367310986</text:p>
          </table:table-cell>
          <table:table-cell office:value-type="float" office:value="-0.0000174865783703071" calcext:value-type="float">
            <text:p>-1.74865783703071E-05</text:p>
          </table:table-cell>
          <table:table-cell office:value-type="float" office:value="0.707039188357965" calcext:value-type="float">
            <text:p>0.707039188357965</text:p>
          </table:table-cell>
          <table:table-cell office:value-type="float" office:value="-0.0000062157490618997" calcext:value-type="float">
            <text:p>-6.2157490618997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9909913653931" calcext:value-type="float">
            <text:p>0.149909913653931</text:p>
          </table:table-cell>
          <table:table-cell office:value-type="float" office:value="-0.0399352286469767" calcext:value-type="float">
            <text:p>-0.039935228646977</text:p>
          </table:table-cell>
          <table:table-cell office:value-type="float" office:value="0.39768942929657" calcext:value-type="float">
            <text:p>0.39768942929657</text:p>
          </table:table-cell>
          <table:table-cell office:value-type="float" office:value="0.70719464257746" calcext:value-type="float">
            <text:p>0.70719464257746</text:p>
          </table:table-cell>
          <table:table-cell office:value-type="float" office:value="-0.0000156667965163781" calcext:value-type="float">
            <text:p>-1.56667965163781E-05</text:p>
          </table:table-cell>
          <table:table-cell office:value-type="float" office:value="0.707018908579981" calcext:value-type="float">
            <text:p>0.707018908579981</text:p>
          </table:table-cell>
          <table:table-cell office:value-type="float" office:value="-0.000013216018166784" calcext:value-type="float">
            <text:p>-1.3216018166784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7907515016701" calcext:value-type="float">
            <text:p>0.157907515016701</text:p>
          </table:table-cell>
          <table:table-cell office:value-type="float" office:value="-0.0399106071888436" calcext:value-type="float">
            <text:p>-0.039910607188844</text:p>
          </table:table-cell>
          <table:table-cell office:value-type="float" office:value="0.397656530642658" calcext:value-type="float">
            <text:p>0.397656530642658</text:p>
          </table:table-cell>
          <table:table-cell office:value-type="float" office:value="0.707211348425138" calcext:value-type="float">
            <text:p>0.707211348425138</text:p>
          </table:table-cell>
          <table:table-cell office:value-type="float" office:value="-0.0000162875184547828" calcext:value-type="float">
            <text:p>-1.62875184547828E-05</text:p>
          </table:table-cell>
          <table:table-cell office:value-type="float" office:value="0.707002198085287" calcext:value-type="float">
            <text:p>0.707002198085287</text:p>
          </table:table-cell>
          <table:table-cell office:value-type="float" office:value="-0.0000172043219340279" calcext:value-type="float">
            <text:p>-1.72043219340279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5918154849206" calcext:value-type="float">
            <text:p>0.165918154849206</text:p>
          </table:table-cell>
          <table:table-cell office:value-type="float" office:value="-0.0398858177882547" calcext:value-type="float">
            <text:p>-0.039885817788255</text:p>
          </table:table-cell>
          <table:table-cell office:value-type="float" office:value="0.397626091296759" calcext:value-type="float">
            <text:p>0.397626091296759</text:p>
          </table:table-cell>
          <table:table-cell office:value-type="float" office:value="0.707221361434709" calcext:value-type="float">
            <text:p>0.707221361434709</text:p>
          </table:table-cell>
          <table:table-cell office:value-type="float" office:value="-0.000016583954938254" calcext:value-type="float">
            <text:p>-1.6583954938254E-05</text:p>
          </table:table-cell>
          <table:table-cell office:value-type="float" office:value="0.706992181904589" calcext:value-type="float">
            <text:p>0.706992181904589</text:p>
          </table:table-cell>
          <table:table-cell office:value-type="float" office:value="-0.0000195242939703966" calcext:value-type="float">
            <text:p>-1.95242939703966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3930621531557" calcext:value-type="float">
            <text:p>0.173930621531557</text:p>
          </table:table-cell>
          <table:table-cell office:value-type="float" office:value="-0.039860918965233" calcext:value-type="float">
            <text:p>-0.039860918965233</text:p>
          </table:table-cell>
          <table:table-cell office:value-type="float" office:value="0.397589023685502" calcext:value-type="float">
            <text:p>0.397589023685502</text:p>
          </table:table-cell>
          <table:table-cell office:value-type="float" office:value="0.707227922238833" calcext:value-type="float">
            <text:p>0.707227922238833</text:p>
          </table:table-cell>
          <table:table-cell office:value-type="float" office:value="-0.0000168780622835096" calcext:value-type="float">
            <text:p>-1.68780622835096E-05</text:p>
          </table:table-cell>
          <table:table-cell office:value-type="float" office:value="0.706985618868803" calcext:value-type="float">
            <text:p>0.706985618868803</text:p>
          </table:table-cell>
          <table:table-cell office:value-type="float" office:value="-0.0000208223285209086" calcext:value-type="float">
            <text:p>-2.08223285209086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1945696190515" calcext:value-type="float">
            <text:p>0.181945696190515</text:p>
          </table:table-cell>
          <table:table-cell office:value-type="float" office:value="-0.0398359102742137" calcext:value-type="float">
            <text:p>-0.039835910274214</text:p>
          </table:table-cell>
          <table:table-cell office:value-type="float" office:value="0.397546375051002" calcext:value-type="float">
            <text:p>0.397546375051002</text:p>
          </table:table-cell>
          <table:table-cell office:value-type="float" office:value="0.707232454399946" calcext:value-type="float">
            <text:p>0.707232454399946</text:p>
          </table:table-cell>
          <table:table-cell office:value-type="float" office:value="-0.0000171389921286291" calcext:value-type="float">
            <text:p>-1.71389921286291E-05</text:p>
          </table:table-cell>
          <table:table-cell office:value-type="float" office:value="0.706981085098559" calcext:value-type="float">
            <text:p>0.706981085098559</text:p>
          </table:table-cell>
          <table:table-cell office:value-type="float" office:value="-0.0000215069131170864" calcext:value-type="float">
            <text:p>-2.1506913117086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9962787770783" calcext:value-type="float">
            <text:p>0.189962787770783</text:p>
          </table:table-cell>
          <table:table-cell office:value-type="float" office:value="-0.0398107975619649" calcext:value-type="float">
            <text:p>-0.039810797561965</text:p>
          </table:table-cell>
          <table:table-cell office:value-type="float" office:value="0.397498135434624" calcext:value-type="float">
            <text:p>0.397498135434624</text:p>
          </table:table-cell>
          <table:table-cell office:value-type="float" office:value="0.707235854577413" calcext:value-type="float">
            <text:p>0.707235854577413</text:p>
          </table:table-cell>
          <table:table-cell office:value-type="float" office:value="-0.0000173753719739378" calcext:value-type="float">
            <text:p>-1.73753719739378E-05</text:p>
          </table:table-cell>
          <table:table-cell office:value-type="float" office:value="0.706977683680363" calcext:value-type="float">
            <text:p>0.706977683680363</text:p>
          </table:table-cell>
          <table:table-cell office:value-type="float" office:value="-0.0000218220701876937" calcext:value-type="float">
            <text:p>-2.1822070187693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97981482313725" calcext:value-type="float">
            <text:p>0.197981482313725</text:p>
          </table:table-cell>
          <table:table-cell office:value-type="float" office:value="-0.0397855854648689" calcext:value-type="float">
            <text:p>-0.039785585464869</text:p>
          </table:table-cell>
          <table:table-cell office:value-type="float" office:value="0.39744441909298" calcext:value-type="float">
            <text:p>0.39744441909298</text:p>
          </table:table-cell>
          <table:table-cell office:value-type="float" office:value="0.707238648712905" calcext:value-type="float">
            <text:p>0.707238648712905</text:p>
          </table:table-cell>
          <table:table-cell office:value-type="float" office:value="-0.0000175906071405718" calcext:value-type="float">
            <text:p>-1.75906071405718E-05</text:p>
          </table:table-cell>
          <table:table-cell office:value-type="float" office:value="0.706974888505257" calcext:value-type="float">
            <text:p>0.706974888505257</text:p>
          </table:table-cell>
          <table:table-cell office:value-type="float" office:value="-0.00002191561420406" calcext:value-type="float">
            <text:p>-2.19156142040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06001364329544" calcext:value-type="float">
            <text:p>0.206001364329544</text:p>
          </table:table-cell>
          <table:table-cell office:value-type="float" office:value="-0.0397602785633823" calcext:value-type="float">
            <text:p>-0.039760278563382</text:p>
          </table:table-cell>
          <table:table-cell office:value-type="float" office:value="0.397385338288006" calcext:value-type="float">
            <text:p>0.397385338288006</text:p>
          </table:table-cell>
          <table:table-cell office:value-type="float" office:value="0.707241147331859" calcext:value-type="float">
            <text:p>0.707241147331859</text:p>
          </table:table-cell>
          <table:table-cell office:value-type="float" office:value="-0.0000177881061068641" calcext:value-type="float">
            <text:p>-1.77881061068641E-05</text:p>
          </table:table-cell>
          <table:table-cell office:value-type="float" office:value="0.706972388941529" calcext:value-type="float">
            <text:p>0.706972388941529</text:p>
          </table:table-cell>
          <table:table-cell office:value-type="float" office:value="-0.0000218770972875149" calcext:value-type="float">
            <text:p>-2.18770972875149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140220377615" calcext:value-type="float">
            <text:p>0.2140220377615</text:p>
          </table:table-cell>
          <table:table-cell office:value-type="float" office:value="-0.0397348812963984" calcext:value-type="float">
            <text:p>-0.039734881296399</text:p>
          </table:table-cell>
          <table:table-cell office:value-type="float" office:value="0.397321014339788" calcext:value-type="float">
            <text:p>0.397321014339788</text:p>
          </table:table-cell>
          <table:table-cell office:value-type="float" office:value="0.707243532131412" calcext:value-type="float">
            <text:p>0.707243532131412</text:p>
          </table:table-cell>
          <table:table-cell office:value-type="float" office:value="-0.0000179708566255821" calcext:value-type="float">
            <text:p>-1.79708566255821E-05</text:p>
          </table:table-cell>
          <table:table-cell office:value-type="float" office:value="0.706970003226297" calcext:value-type="float">
            <text:p>0.706970003226297</text:p>
          </table:table-cell>
          <table:table-cell office:value-type="float" office:value="-0.0000217610169152005" calcext:value-type="float">
            <text:p>-2.17610169152005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4570869725246" calcext:value-type="float">
            <text:p>0.214570869725246</text:p>
          </table:table-cell>
          <table:table-cell office:value-type="float" office:value="-0.0397246145105719" calcext:value-type="float">
            <text:p>-0.039724614510572</text:p>
          </table:table-cell>
          <table:table-cell office:value-type="float" office:value="0.390013544691791" calcext:value-type="float">
            <text:p>0.390013544691791</text:p>
          </table:table-cell>
          <table:table-cell office:value-type="float" office:value="0.70710199126527" calcext:value-type="float">
            <text:p>0.70710199126527</text:p>
          </table:table-cell>
          <table:table-cell office:value-type="float" office:value="0.00000060527432832469" calcext:value-type="float">
            <text:p>6.0527432832469E-07</text:p>
          </table:table-cell>
          <table:table-cell office:value-type="float" office:value="0.70711157078275" calcext:value-type="float">
            <text:p>0.70711157078275</text:p>
          </table:table-cell>
          <table:table-cell office:value-type="float" office:value="-0.0000203340943436547" calcext:value-type="float">
            <text:p>-2.03340943436547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4392537722273" calcext:value-type="float">
            <text:p>0.214392537722273</text:p>
          </table:table-cell>
          <table:table-cell office:value-type="float" office:value="-0.0397115563542328" calcext:value-type="float">
            <text:p>-0.039711556354233</text:p>
          </table:table-cell>
          <table:table-cell office:value-type="float" office:value="0.381996913241897" calcext:value-type="float">
            <text:p>0.381996913241897</text:p>
          </table:table-cell>
          <table:table-cell office:value-type="float" office:value="0.707074155930625" calcext:value-type="float">
            <text:p>0.707074155930625</text:p>
          </table:table-cell>
          <table:table-cell office:value-type="float" office:value="-0.00000103756798625065" calcext:value-type="float">
            <text:p>-1.03756798625065E-06</text:p>
          </table:table-cell>
          <table:table-cell office:value-type="float" office:value="0.707139404713458" calcext:value-type="float">
            <text:p>0.707139404713458</text:p>
          </table:table-cell>
          <table:table-cell office:value-type="float" office:value="-0.0000177599202971224" calcext:value-type="float">
            <text:p>-1.77599202971224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14291781400522" calcext:value-type="float">
            <text:p>0.214291781400522</text:p>
          </table:table-cell>
          <table:table-cell office:value-type="float" office:value="-0.0396974184308547" calcext:value-type="float">
            <text:p>-0.039697418430855</text:p>
          </table:table-cell>
          <table:table-cell office:value-type="float" office:value="0.374070673681761" calcext:value-type="float">
            <text:p>0.374070673681761</text:p>
          </table:table-cell>
          <table:table-cell office:value-type="float" office:value="0.70705119791616" calcext:value-type="float">
            <text:p>0.70705119791616</text:p>
          </table:table-cell>
          <table:table-cell office:value-type="float" office:value="-0.00000124325714206952" calcext:value-type="float">
            <text:p>-1.24325714206952E-06</text:p>
          </table:table-cell>
          <table:table-cell office:value-type="float" office:value="0.707162359855548" calcext:value-type="float">
            <text:p>0.707162359855548</text:p>
          </table:table-cell>
          <table:table-cell office:value-type="float" office:value="-0.0000180916837169698" calcext:value-type="float">
            <text:p>-1.80916837169698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14181206667877" calcext:value-type="float">
            <text:p>0.214181206667877</text:p>
          </table:table-cell>
          <table:table-cell office:value-type="float" office:value="-0.0396821265359532" calcext:value-type="float">
            <text:p>-0.039682126535953</text:p>
          </table:table-cell>
          <table:table-cell office:value-type="float" office:value="0.366145411769448" calcext:value-type="float">
            <text:p>0.366145411769448</text:p>
          </table:table-cell>
          <table:table-cell office:value-type="float" office:value="0.707037332750514" calcext:value-type="float">
            <text:p>0.707037332750514</text:p>
          </table:table-cell>
          <table:table-cell office:value-type="float" office:value="-0.00000212894367496164" calcext:value-type="float">
            <text:p>-2.12894367496164E-06</text:p>
          </table:table-cell>
          <table:table-cell office:value-type="float" office:value="0.707176222524171" calcext:value-type="float">
            <text:p>0.707176222524171</text:p>
          </table:table-cell>
          <table:table-cell office:value-type="float" office:value="-0.0000197218343414574" calcext:value-type="float">
            <text:p>-1.97218343414574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14070775462903" calcext:value-type="float">
            <text:p>0.214070775462903</text:p>
          </table:table-cell>
          <table:table-cell office:value-type="float" office:value="-0.0396655648262232" calcext:value-type="float">
            <text:p>-0.039665564826223</text:p>
          </table:table-cell>
          <table:table-cell office:value-type="float" office:value="0.358231689812183" calcext:value-type="float">
            <text:p>0.358231689812183</text:p>
          </table:table-cell>
          <table:table-cell office:value-type="float" office:value="0.707028084611631" calcext:value-type="float">
            <text:p>0.707028084611631</text:p>
          </table:table-cell>
          <table:table-cell office:value-type="float" office:value="-0.00000339278758021422" calcext:value-type="float">
            <text:p>-3.39278758021422E-06</text:p>
          </table:table-cell>
          <table:table-cell office:value-type="float" office:value="0.70718546864002" calcext:value-type="float">
            <text:p>0.70718546864002</text:p>
          </table:table-cell>
          <table:table-cell office:value-type="float" office:value="-0.0000224341879948575" calcext:value-type="float">
            <text:p>-2.2434187994857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13959922359413" calcext:value-type="float">
            <text:p>0.213959922359413</text:p>
          </table:table-cell>
          <table:table-cell office:value-type="float" office:value="-0.0396476274179072" calcext:value-type="float">
            <text:p>-0.039647627417907</text:p>
          </table:table-cell>
          <table:table-cell office:value-type="float" office:value="0.350329017290654" calcext:value-type="float">
            <text:p>0.350329017290654</text:p>
          </table:table-cell>
          <table:table-cell office:value-type="float" office:value="0.707021506486709" calcext:value-type="float">
            <text:p>0.707021506486709</text:p>
          </table:table-cell>
          <table:table-cell office:value-type="float" office:value="-0.00000505413974477564" calcext:value-type="float">
            <text:p>-5.05413974477564E-06</text:p>
          </table:table-cell>
          <table:table-cell office:value-type="float" office:value="0.707192045105907" calcext:value-type="float">
            <text:p>0.707192045105907</text:p>
          </table:table-cell>
          <table:table-cell office:value-type="float" office:value="-0.000026050842246883" calcext:value-type="float">
            <text:p>-2.6050842246883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3849295825271" calcext:value-type="float">
            <text:p>0.213849295825271</text:p>
          </table:table-cell>
          <table:table-cell office:value-type="float" office:value="-0.0396281824491812" calcext:value-type="float">
            <text:p>-0.039628182449181</text:p>
          </table:table-cell>
          <table:table-cell office:value-type="float" office:value="0.342438159340535" calcext:value-type="float">
            <text:p>0.342438159340535</text:p>
          </table:table-cell>
          <table:table-cell office:value-type="float" office:value="0.707016343042197" calcext:value-type="float">
            <text:p>0.707016343042197</text:p>
          </table:table-cell>
          <table:table-cell office:value-type="float" office:value="-0.00000714293841264091" calcext:value-type="float">
            <text:p>-7.14293841264091E-06</text:p>
          </table:table-cell>
          <table:table-cell office:value-type="float" office:value="0.707197207070517" calcext:value-type="float">
            <text:p>0.707197207070517</text:p>
          </table:table-cell>
          <table:table-cell office:value-type="float" office:value="-0.0000305266513720426" calcext:value-type="float">
            <text:p>-3.05266513720426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3739442583038" calcext:value-type="float">
            <text:p>0.213739442583038</text:p>
          </table:table-cell>
          <table:table-cell office:value-type="float" office:value="-0.0396070657559084" calcext:value-type="float">
            <text:p>-0.039607065755908</text:p>
          </table:table-cell>
          <table:table-cell office:value-type="float" office:value="0.334559758606134" calcext:value-type="float">
            <text:p>0.334559758606134</text:p>
          </table:table-cell>
          <table:table-cell office:value-type="float" office:value="0.707011850192" calcext:value-type="float">
            <text:p>0.707011850192</text:p>
          </table:table-cell>
          <table:table-cell office:value-type="float" office:value="-0.00000972770265511569" calcext:value-type="float">
            <text:p>-9.72770265511569E-06</text:p>
          </table:table-cell>
          <table:table-cell office:value-type="float" office:value="0.707201698460034" calcext:value-type="float">
            <text:p>0.707201698460034</text:p>
          </table:table-cell>
          <table:table-cell office:value-type="float" office:value="-0.0000358984633290205" calcext:value-type="float">
            <text:p>-3.58984633290205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13631005945798" calcext:value-type="float">
            <text:p>0.213631005945798</text:p>
          </table:table-cell>
          <table:table-cell office:value-type="float" office:value="-0.0395840750332691" calcext:value-type="float">
            <text:p>-0.039584075033269</text:p>
          </table:table-cell>
          <table:table-cell office:value-type="float" office:value="0.326694458237228" calcext:value-type="float">
            <text:p>0.326694458237228</text:p>
          </table:table-cell>
          <table:table-cell office:value-type="float" office:value="0.707007563512672" calcext:value-type="float">
            <text:p>0.707007563512672</text:p>
          </table:table-cell>
          <table:table-cell office:value-type="float" office:value="-0.0000129099149618894" calcext:value-type="float">
            <text:p>-1.29099149618894E-05</text:p>
          </table:table-cell>
          <table:table-cell office:value-type="float" office:value="0.707205983559611" calcext:value-type="float">
            <text:p>0.707205983559611</text:p>
          </table:table-cell>
          <table:table-cell office:value-type="float" office:value="-0.0000422692812407921" calcext:value-type="float">
            <text:p>-4.22692812407921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1352471542014" calcext:value-type="float">
            <text:p>0.21352471542014</text:p>
          </table:table-cell>
          <table:table-cell office:value-type="float" office:value="-0.0395589560104464" calcext:value-type="float">
            <text:p>-0.039558956010446</text:p>
          </table:table-cell>
          <table:table-cell office:value-type="float" office:value="0.318842873206507" calcext:value-type="float">
            <text:p>0.318842873206507</text:p>
          </table:table-cell>
          <table:table-cell office:value-type="float" office:value="0.707003184030809" calcext:value-type="float">
            <text:p>0.707003184030809</text:p>
          </table:table-cell>
          <table:table-cell office:value-type="float" office:value="-0.000016828907130062" calcext:value-type="float">
            <text:p>-1.6828907130062E-05</text:p>
          </table:table-cell>
          <table:table-cell office:value-type="float" office:value="0.707210361212788" calcext:value-type="float">
            <text:p>0.707210361212788</text:p>
          </table:table-cell>
          <table:table-cell office:value-type="float" office:value="-0.0000498032537267212" calcext:value-type="float">
            <text:p>-4.98032537267212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20925951379127" calcext:value-type="float">
            <text:p>0.220925951379127</text:p>
          </table:table-cell>
          <table:table-cell office:value-type="float" office:value="-0.039535250597589" calcext:value-type="float">
            <text:p>-0.039535250597589</text:p>
          </table:table-cell>
          <table:table-cell office:value-type="float" office:value="0.31813771881088" calcext:value-type="float">
            <text:p>0.31813771881088</text:p>
          </table:table-cell>
          <table:table-cell office:value-type="float" office:value="0.70717854449222" calcext:value-type="float">
            <text:p>0.70717854449222</text:p>
          </table:table-cell>
          <table:table-cell office:value-type="float" office:value="-0.0000301505512023681" calcext:value-type="float">
            <text:p>-3.01505512023681E-05</text:p>
          </table:table-cell>
          <table:table-cell office:value-type="float" office:value="0.707035008951238" calcext:value-type="float">
            <text:p>0.707035008951238</text:p>
          </table:table-cell>
          <table:table-cell office:value-type="float" office:value="-0.0000376580984798869" calcext:value-type="float">
            <text:p>-3.76580984798869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29007506065443" calcext:value-type="float">
            <text:p>0.229007506065443</text:p>
          </table:table-cell>
          <table:table-cell office:value-type="float" office:value="-0.0395046108273399" calcext:value-type="float">
            <text:p>-0.03950461082734</text:p>
          </table:table-cell>
          <table:table-cell office:value-type="float" office:value="0.318187249837737" calcext:value-type="float">
            <text:p>0.318187249837737</text:p>
          </table:table-cell>
          <table:table-cell office:value-type="float" office:value="0.707208082695866" calcext:value-type="float">
            <text:p>0.707208082695866</text:p>
          </table:table-cell>
          <table:table-cell office:value-type="float" office:value="-0.000025631816198024" calcext:value-type="float">
            <text:p>-2.5631816198024E-05</text:p>
          </table:table-cell>
          <table:table-cell office:value-type="float" office:value="0.707005463994766" calcext:value-type="float">
            <text:p>0.707005463994766</text:p>
          </table:table-cell>
          <table:table-cell office:value-type="float" office:value="-0.000031530815414127" calcext:value-type="float">
            <text:p>-3.1530815414127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7012715099409" calcext:value-type="float">
            <text:p>0.237012715099409</text:p>
          </table:table-cell>
          <table:table-cell office:value-type="float" office:value="-0.0394751658697907" calcext:value-type="float">
            <text:p>-0.039475165869791</text:p>
          </table:table-cell>
          <table:table-cell office:value-type="float" office:value="0.318146644330641" calcext:value-type="float">
            <text:p>0.318146644330641</text:p>
          </table:table-cell>
          <table:table-cell office:value-type="float" office:value="0.707234319645096" calcext:value-type="float">
            <text:p>0.707234319645096</text:p>
          </table:table-cell>
          <table:table-cell office:value-type="float" office:value="-0.0000242924798120603" calcext:value-type="float">
            <text:p>-2.42924798120603E-05</text:p>
          </table:table-cell>
          <table:table-cell office:value-type="float" office:value="0.706979218761005" calcext:value-type="float">
            <text:p>0.706979218761005</text:p>
          </table:table-cell>
          <table:table-cell office:value-type="float" office:value="-0.0000276783835935213" calcext:value-type="float">
            <text:p>-2.76783835935213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7578578153644" calcext:value-type="float">
            <text:p>0.237578578153644</text:p>
          </table:table-cell>
          <table:table-cell office:value-type="float" office:value="-0.0394482367870383" calcext:value-type="float">
            <text:p>-0.039448236787038</text:p>
          </table:table-cell>
          <table:table-cell office:value-type="float" office:value="0.310918355491732" calcext:value-type="float">
            <text:p>0.310918355491732</text:p>
          </table:table-cell>
          <table:table-cell office:value-type="float" office:value="0.707061521950108" calcext:value-type="float">
            <text:p>0.707061521950108</text:p>
          </table:table-cell>
          <table:table-cell office:value-type="float" office:value="-0.0000146981560106285" calcext:value-type="float">
            <text:p>-1.46981560106285E-05</text:p>
          </table:table-cell>
          <table:table-cell office:value-type="float" office:value="0.707152035927319" calcext:value-type="float">
            <text:p>0.707152035927319</text:p>
          </table:table-cell>
          <table:table-cell office:value-type="float" office:value="-0.0000452262021615191" calcext:value-type="float">
            <text:p>-4.52262021615191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7438107422869" calcext:value-type="float">
            <text:p>0.237438107422869</text:p>
          </table:table-cell>
          <table:table-cell office:value-type="float" office:value="-0.0394219569005563" calcext:value-type="float">
            <text:p>-0.039421956900556</text:p>
          </table:table-cell>
          <table:table-cell office:value-type="float" office:value="0.302969276809672" calcext:value-type="float">
            <text:p>0.302969276809672</text:p>
          </table:table-cell>
          <table:table-cell office:value-type="float" office:value="0.707035831052781" calcext:value-type="float">
            <text:p>0.707035831052781</text:p>
          </table:table-cell>
          <table:table-cell office:value-type="float" office:value="-0.0000238668734088288" calcext:value-type="float">
            <text:p>-2.38668734088288E-05</text:p>
          </table:table-cell>
          <table:table-cell office:value-type="float" office:value="0.707177721315399" calcext:value-type="float">
            <text:p>0.707177721315399</text:p>
          </table:table-cell>
          <table:table-cell office:value-type="float" office:value="-0.0000592708710093204" calcext:value-type="float">
            <text:p>-5.92708710093204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7379966898436" calcext:value-type="float">
            <text:p>0.237379966898436</text:p>
          </table:table-cell>
          <table:table-cell office:value-type="float" office:value="-0.0393918332776981" calcext:value-type="float">
            <text:p>-0.039391833277698</text:p>
          </table:table-cell>
          <table:table-cell office:value-type="float" office:value="0.29511304736593" calcext:value-type="float">
            <text:p>0.29511304736593</text:p>
          </table:table-cell>
          <table:table-cell office:value-type="float" office:value="0.707010070636142" calcext:value-type="float">
            <text:p>0.707010070636142</text:p>
          </table:table-cell>
          <table:table-cell office:value-type="float" office:value="-0.0000314714471027489" calcext:value-type="float">
            <text:p>-3.14714471027489E-05</text:p>
          </table:table-cell>
          <table:table-cell office:value-type="float" office:value="0.70720347401386" calcext:value-type="float">
            <text:p>0.70720347401386</text:p>
          </table:table-cell>
          <table:table-cell office:value-type="float" office:value="-0.0000732895178550686" calcext:value-type="float">
            <text:p>-7.32895178550686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7318354069498" calcext:value-type="float">
            <text:p>0.237318354069498</text:p>
          </table:table-cell>
          <table:table-cell office:value-type="float" office:value="-0.0393579959101082" calcext:value-type="float">
            <text:p>-0.039357995910108</text:p>
          </table:table-cell>
          <table:table-cell office:value-type="float" office:value="0.287258851925089" calcext:value-type="float">
            <text:p>0.287258851925089</text:p>
          </table:table-cell>
          <table:table-cell office:value-type="float" office:value="0.706993231022163" calcext:value-type="float">
            <text:p>0.706993231022163</text:p>
          </table:table-cell>
          <table:table-cell office:value-type="float" office:value="-0.0000404677566497313" calcext:value-type="float">
            <text:p>-4.04677566497313E-05</text:p>
          </table:table-cell>
          <table:table-cell office:value-type="float" office:value="0.707220306444795" calcext:value-type="float">
            <text:p>0.707220306444795</text:p>
          </table:table-cell>
          <table:table-cell office:value-type="float" office:value="-0.0000883364796152031" calcext:value-type="float">
            <text:p>-8.83364796152031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37263479505727" calcext:value-type="float">
            <text:p>0.237263479505727</text:p>
          </table:table-cell>
          <table:table-cell office:value-type="float" office:value="-0.0393194404643666" calcext:value-type="float">
            <text:p>-0.039319440464367</text:p>
          </table:table-cell>
          <table:table-cell office:value-type="float" office:value="0.279416814193772" calcext:value-type="float">
            <text:p>0.279416814193772</text:p>
          </table:table-cell>
          <table:table-cell office:value-type="float" office:value="0.706980490777279" calcext:value-type="float">
            <text:p>0.706980490777279</text:p>
          </table:table-cell>
          <table:table-cell office:value-type="float" office:value="-0.0000511796865916292" calcext:value-type="float">
            <text:p>-5.11796865916292E-05</text:p>
          </table:table-cell>
          <table:table-cell office:value-type="float" office:value="0.707233039352124" calcext:value-type="float">
            <text:p>0.707233039352124</text:p>
          </table:table-cell>
          <table:table-cell office:value-type="float" office:value="-0.000105307710712488" calcext:value-type="float">
            <text:p>-0.0001053077107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7215180762233" calcext:value-type="float">
            <text:p>0.237215180762233</text:p>
          </table:table-cell>
          <table:table-cell office:value-type="float" office:value="-0.0392749981416757" calcext:value-type="float">
            <text:p>-0.039274998141676</text:p>
          </table:table-cell>
          <table:table-cell office:value-type="float" office:value="0.27158589518234" calcext:value-type="float">
            <text:p>0.27158589518234</text:p>
          </table:table-cell>
          <table:table-cell office:value-type="float" office:value="0.706970002065938" calcext:value-type="float">
            <text:p>0.706970002065938</text:p>
          </table:table-cell>
          <table:table-cell office:value-type="float" office:value="-0.0000643024829509176" calcext:value-type="float">
            <text:p>-6.43024829509176E-05</text:p>
          </table:table-cell>
          <table:table-cell office:value-type="float" office:value="0.707243519863123" calcext:value-type="float">
            <text:p>0.707243519863123</text:p>
          </table:table-cell>
          <table:table-cell office:value-type="float" office:value="-0.000125122735591676" calcext:value-type="float">
            <text:p>-0.0001251227355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37200724853345" calcext:value-type="float">
            <text:p>0.237200724853345</text:p>
          </table:table-cell>
          <table:table-cell office:value-type="float" office:value="-0.0462808768478133" calcext:value-type="float">
            <text:p>-0.046280876847813</text:p>
          </table:table-cell>
          <table:table-cell office:value-type="float" office:value="0.270886944688076" calcext:value-type="float">
            <text:p>0.270886944688076</text:p>
          </table:table-cell>
          <table:table-cell office:value-type="float" office:value="0.707086593108581" calcext:value-type="float">
            <text:p>0.707086593108581</text:p>
          </table:table-cell>
          <table:table-cell office:value-type="float" office:value="-0.000252492863943521" calcext:value-type="float">
            <text:p>-0.000252492863944</text:p>
          </table:table-cell>
          <table:table-cell office:value-type="float" office:value="0.707126708053312" calcext:value-type="float">
            <text:p>0.707126708053312</text:p>
          </table:table-cell>
          <table:table-cell office:value-type="float" office:value="-0.000552133263023891" calcext:value-type="float">
            <text:p>-0.0005521332630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37166289958717" calcext:value-type="float">
            <text:p>0.237166289958717</text:p>
          </table:table-cell>
          <table:table-cell office:value-type="float" office:value="-0.0540668124425411" calcext:value-type="float">
            <text:p>-0.054066812442541</text:p>
          </table:table-cell>
          <table:table-cell office:value-type="float" office:value="0.270967404288206" calcext:value-type="float">
            <text:p>0.270967404288206</text:p>
          </table:table-cell>
          <table:table-cell office:value-type="float" office:value="0.707076813458986" calcext:value-type="float">
            <text:p>0.707076813458986</text:p>
          </table:table-cell>
          <table:table-cell office:value-type="float" office:value="-0.000391394909146359" calcext:value-type="float">
            <text:p>-0.000391394909146</text:p>
          </table:table-cell>
          <table:table-cell office:value-type="float" office:value="0.707136287057766" calcext:value-type="float">
            <text:p>0.707136287057766</text:p>
          </table:table-cell>
          <table:table-cell office:value-type="float" office:value="-0.000705836290457673" calcext:value-type="float">
            <text:p>-0.0007058362904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37135099495746" calcext:value-type="float">
            <text:p>0.237135099495746</text:p>
          </table:table-cell>
          <table:table-cell office:value-type="float" office:value="-0.0617554940030426" calcext:value-type="float">
            <text:p>-0.061755494003043</text:p>
          </table:table-cell>
          <table:table-cell office:value-type="float" office:value="0.270991783251215" calcext:value-type="float">
            <text:p>0.270991783251215</text:p>
          </table:table-cell>
          <table:table-cell office:value-type="float" office:value="0.707073231136619" calcext:value-type="float">
            <text:p>0.707073231136619</text:p>
          </table:table-cell>
          <table:table-cell office:value-type="float" office:value="-0.000478367320267792" calcext:value-type="float">
            <text:p>-0.000478367320268</text:p>
          </table:table-cell>
          <table:table-cell office:value-type="float" office:value="0.707139696948026" calcext:value-type="float">
            <text:p>0.707139696948026</text:p>
          </table:table-cell>
          <table:table-cell office:value-type="float" office:value="-0.000816072903085663" calcext:value-type="float">
            <text:p>-0.0008160729030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37102041601648" calcext:value-type="float">
            <text:p>0.237102041601648</text:p>
          </table:table-cell>
          <table:table-cell office:value-type="float" office:value="-0.0694474261788258" calcext:value-type="float">
            <text:p>-0.069447426178826</text:p>
          </table:table-cell>
          <table:table-cell office:value-type="float" office:value="0.271051028260283" calcext:value-type="float">
            <text:p>0.271051028260283</text:p>
          </table:table-cell>
          <table:table-cell office:value-type="float" office:value="0.707064796243098" calcext:value-type="float">
            <text:p>0.707064796243098</text:p>
          </table:table-cell>
          <table:table-cell office:value-type="float" office:value="-0.00053626756772468" calcext:value-type="float">
            <text:p>-0.000536267567725</text:p>
          </table:table-cell>
          <table:table-cell office:value-type="float" office:value="0.707148005049568" calcext:value-type="float">
            <text:p>0.707148005049568</text:p>
          </table:table-cell>
          <table:table-cell office:value-type="float" office:value="-0.000886163200885581" calcext:value-type="float">
            <text:p>-0.0008861632008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7045972023343" calcext:value-type="float">
            <text:p>0.237045972023343</text:p>
          </table:table-cell>
          <table:table-cell office:value-type="float" office:value="-0.0700227523000179" calcext:value-type="float">
            <text:p>-0.070022752300018</text:p>
          </table:table-cell>
          <table:table-cell office:value-type="float" office:value="0.263925116423995" calcext:value-type="float">
            <text:p>0.263925116423995</text:p>
          </table:table-cell>
          <table:table-cell office:value-type="float" office:value="0.706930462173392" calcext:value-type="float">
            <text:p>0.706930462173392</text:p>
          </table:table-cell>
          <table:table-cell office:value-type="float" office:value="-0.000454284367855218" calcext:value-type="float">
            <text:p>-0.000454284367855</text:p>
          </table:table-cell>
          <table:table-cell office:value-type="float" office:value="0.707282622622831" calcext:value-type="float">
            <text:p>0.707282622622831</text:p>
          </table:table-cell>
          <table:table-cell office:value-type="float" office:value="-0.000637975545738523" calcext:value-type="float">
            <text:p>-0.0006379755457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7015954973841" calcext:value-type="float">
            <text:p>0.237015954973841</text:p>
          </table:table-cell>
          <table:table-cell office:value-type="float" office:value="-0.0697679938353525" calcext:value-type="float">
            <text:p>-0.069767993835353</text:p>
          </table:table-cell>
          <table:table-cell office:value-type="float" office:value="0.25610023950783" calcext:value-type="float">
            <text:p>0.25610023950783</text:p>
          </table:table-cell>
          <table:table-cell office:value-type="float" office:value="0.706910789822959" calcext:value-type="float">
            <text:p>0.706910789822959</text:p>
          </table:table-cell>
          <table:table-cell office:value-type="float" office:value="-0.000412068430467538" calcext:value-type="float">
            <text:p>-0.000412068430468</text:p>
          </table:table-cell>
          <table:table-cell office:value-type="float" office:value="0.707302312000945" calcext:value-type="float">
            <text:p>0.707302312000945</text:p>
          </table:table-cell>
          <table:table-cell office:value-type="float" office:value="-0.00063629364829948" calcext:value-type="float">
            <text:p>-0.0006362936482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44452489853891" calcext:value-type="float">
            <text:p>0.244452489853891</text:p>
          </table:table-cell>
          <table:table-cell office:value-type="float" office:value="-0.0697852905179266" calcext:value-type="float">
            <text:p>-0.069785290517927</text:p>
          </table:table-cell>
          <table:table-cell office:value-type="float" office:value="0.255305155501377" calcext:value-type="float">
            <text:p>0.255305155501377</text:p>
          </table:table-cell>
          <table:table-cell office:value-type="float" office:value="0.707144175285289" calcext:value-type="float">
            <text:p>0.707144175285289</text:p>
          </table:table-cell>
          <table:table-cell office:value-type="float" office:value="-0.000274847420293545" calcext:value-type="float">
            <text:p>-0.000274847420294</text:p>
          </table:table-cell>
          <table:table-cell office:value-type="float" office:value="0.707069234138172" calcext:value-type="float">
            <text:p>0.707069234138172</text:p>
          </table:table-cell>
          <table:table-cell office:value-type="float" office:value="-0.000371421921775805" calcext:value-type="float">
            <text:p>-0.000371421921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2579943964114" calcext:value-type="float">
            <text:p>0.252579943964114</text:p>
          </table:table-cell>
          <table:table-cell office:value-type="float" office:value="-0.0697550961344023" calcext:value-type="float">
            <text:p>-0.069755096134402</text:p>
          </table:table-cell>
          <table:table-cell office:value-type="float" office:value="0.25527420829332" calcext:value-type="float">
            <text:p>0.25527420829332</text:p>
          </table:table-cell>
          <table:table-cell office:value-type="float" office:value="0.707185991254404" calcext:value-type="float">
            <text:p>0.707185991254404</text:p>
          </table:table-cell>
          <table:table-cell office:value-type="float" office:value="-0.000162648723346481" calcext:value-type="float">
            <text:p>-0.000162648723346</text:p>
          </table:table-cell>
          <table:table-cell office:value-type="float" office:value="0.707027512137279" calcext:value-type="float">
            <text:p>0.707027512137279</text:p>
          </table:table-cell>
          <table:table-cell office:value-type="float" office:value="-0.00021071281117091" calcext:value-type="float">
            <text:p>-0.0002107128111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60630802919118" calcext:value-type="float">
            <text:p>0.260630802919118</text:p>
          </table:table-cell>
          <table:table-cell office:value-type="float" office:value="-0.0697336576859044" calcext:value-type="float">
            <text:p>-0.069733657685904</text:p>
          </table:table-cell>
          <table:table-cell office:value-type="float" office:value="0.255150490128685" calcext:value-type="float">
            <text:p>0.255150490128685</text:p>
          </table:table-cell>
          <table:table-cell office:value-type="float" office:value="0.707221150887495" calcext:value-type="float">
            <text:p>0.707221150887495</text:p>
          </table:table-cell>
          <table:table-cell office:value-type="float" office:value="-0.0000976783629178524" calcext:value-type="float">
            <text:p>-9.76783629178524E-05</text:p>
          </table:table-cell>
          <table:table-cell office:value-type="float" office:value="0.706992376983055" calcext:value-type="float">
            <text:p>0.706992376983055</text:p>
          </table:table-cell>
          <table:table-cell office:value-type="float" office:value="-0.000114385987724841" calcext:value-type="float">
            <text:p>-0.0001143859877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68690322053954" calcext:value-type="float">
            <text:p>0.268690322053954</text:p>
          </table:table-cell>
          <table:table-cell office:value-type="float" office:value="-0.0697151013759545" calcext:value-type="float">
            <text:p>-0.069715101375955</text:p>
          </table:table-cell>
          <table:table-cell office:value-type="float" office:value="0.255027540388531" calcext:value-type="float">
            <text:p>0.255027540388531</text:p>
          </table:table-cell>
          <table:table-cell office:value-type="float" office:value="0.707242021703192" calcext:value-type="float">
            <text:p>0.707242021703192</text:p>
          </table:table-cell>
          <table:table-cell office:value-type="float" office:value="-0.0000568807550027084" calcext:value-type="float">
            <text:p>-5.68807550027084E-05</text:p>
          </table:table-cell>
          <table:table-cell office:value-type="float" office:value="0.706971510397805" calcext:value-type="float">
            <text:p>0.706971510397805</text:p>
          </table:table-cell>
          <table:table-cell office:value-type="float" office:value="-0.0000546590173333139" calcext:value-type="float">
            <text:p>-5.46590173333139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6748958102515" calcext:value-type="float">
            <text:p>0.276748958102515</text:p>
          </table:table-cell>
          <table:table-cell office:value-type="float" office:value="-0.069698534136677" calcext:value-type="float">
            <text:p>-0.069698534136677</text:p>
          </table:table-cell>
          <table:table-cell office:value-type="float" office:value="0.254896772587558" calcext:value-type="float">
            <text:p>0.254896772587558</text:p>
          </table:table-cell>
          <table:table-cell office:value-type="float" office:value="0.707255178360855" calcext:value-type="float">
            <text:p>0.707255178360855</text:p>
          </table:table-cell>
          <table:table-cell office:value-type="float" office:value="-0.0000318647394293992" calcext:value-type="float">
            <text:p>-3.18647394293992E-05</text:p>
          </table:table-cell>
          <table:table-cell office:value-type="float" office:value="0.706958351909414" calcext:value-type="float">
            <text:p>0.706958351909414</text:p>
          </table:table-cell>
          <table:table-cell office:value-type="float" office:value="-0.0000182186123017791" calcext:value-type="float">
            <text:p>-1.82186123017791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480757910455" calcext:value-type="float">
            <text:p>0.28480757910455</text:p>
          </table:table-cell>
          <table:table-cell office:value-type="float" office:value="-0.0696832156665539" calcext:value-type="float">
            <text:p>-0.069683215666554</text:p>
          </table:table-cell>
          <table:table-cell office:value-type="float" office:value="0.254760094479155" calcext:value-type="float">
            <text:p>0.254760094479155</text:p>
          </table:table-cell>
          <table:table-cell office:value-type="float" office:value="0.707263553566928" calcext:value-type="float">
            <text:p>0.707263553566928</text:p>
          </table:table-cell>
          <table:table-cell office:value-type="float" office:value="-0.0000166547376390658" calcext:value-type="float">
            <text:p>-1.66547376390658E-05</text:p>
          </table:table-cell>
          <table:table-cell office:value-type="float" office:value="0.706949973834105" calcext:value-type="float">
            <text:p>0.706949973834105</text:p>
          </table:table-cell>
          <table:table-cell office:value-type="float" office:value="0.0000038025117757301" calcext:value-type="float">
            <text:p>3.8025117757301E-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5471092415766" calcext:value-type="float">
            <text:p>0.285471092415766</text:p>
          </table:table-cell>
          <table:table-cell office:value-type="float" office:value="-0.0695269603129651" calcext:value-type="float">
            <text:p>-0.069526960312965</text:p>
          </table:table-cell>
          <table:table-cell office:value-type="float" office:value="0.247503867837212" calcext:value-type="float">
            <text:p>0.247503867837212</text:p>
          </table:table-cell>
          <table:table-cell office:value-type="float" office:value="0.707019010668621" calcext:value-type="float">
            <text:p>0.707019010668621</text:p>
          </table:table-cell>
          <table:table-cell office:value-type="float" office:value="-0.0000922729311128023" calcext:value-type="float">
            <text:p>-9.22729311128023E-05</text:p>
          </table:table-cell>
          <table:table-cell office:value-type="float" office:value="0.707194512596821" calcext:value-type="float">
            <text:p>0.707194512596821</text:p>
          </table:table-cell>
          <table:table-cell office:value-type="float" office:value="-0.000177177353732905" calcext:value-type="float">
            <text:p>-0.0001771773537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8542889395055" calcext:value-type="float">
            <text:p>0.28542889395055</text:p>
          </table:table-cell>
          <table:table-cell office:value-type="float" office:value="-0.0693759809672983" calcext:value-type="float">
            <text:p>-0.069375980967298</text:p>
          </table:table-cell>
          <table:table-cell office:value-type="float" office:value="0.239522620949314" calcext:value-type="float">
            <text:p>0.239522620949314</text:p>
          </table:table-cell>
          <table:table-cell office:value-type="float" office:value="0.706961909425953" calcext:value-type="float">
            <text:p>0.706961909425953</text:p>
          </table:table-cell>
          <table:table-cell office:value-type="float" office:value="-0.000188879061005842" calcext:value-type="float">
            <text:p>-0.000188879061006</text:p>
          </table:table-cell>
          <table:table-cell office:value-type="float" office:value="0.707251524450799" calcext:value-type="float">
            <text:p>0.707251524450799</text:p>
          </table:table-cell>
          <table:table-cell office:value-type="float" office:value="-0.000322656988413494" calcext:value-type="float">
            <text:p>-0.0003226569884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85477272310898" calcext:value-type="float">
            <text:p>0.285477272310898</text:p>
          </table:table-cell>
          <table:table-cell office:value-type="float" office:value="-0.0691909661504052" calcext:value-type="float">
            <text:p>-0.069190966150405</text:p>
          </table:table-cell>
          <table:table-cell office:value-type="float" office:value="0.231638160044519" calcext:value-type="float">
            <text:p>0.231638160044519</text:p>
          </table:table-cell>
          <table:table-cell office:value-type="float" office:value="0.706907198780466" calcext:value-type="float">
            <text:p>0.706907198780466</text:p>
          </table:table-cell>
          <table:table-cell office:value-type="float" office:value="-0.000269607812089734" calcext:value-type="float">
            <text:p>-0.00026960781209</text:p>
          </table:table-cell>
          <table:table-cell office:value-type="float" office:value="0.707306117906258" calcext:value-type="float">
            <text:p>0.707306117906258</text:p>
          </table:table-cell>
          <table:table-cell office:value-type="float" office:value="-0.000441810323077219" calcext:value-type="float">
            <text:p>-0.0004418103230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92912924285639" calcext:value-type="float">
            <text:p>0.292912924285639</text:p>
          </table:table-cell>
          <table:table-cell office:value-type="float" office:value="-0.0692442073883442" calcext:value-type="float">
            <text:p>-0.069244207388344</text:p>
          </table:table-cell>
          <table:table-cell office:value-type="float" office:value="0.230755914328229" calcext:value-type="float">
            <text:p>0.230755914328229</text:p>
          </table:table-cell>
          <table:table-cell office:value-type="float" office:value="0.707159288619494" calcext:value-type="float">
            <text:p>0.707159288619494</text:p>
          </table:table-cell>
          <table:table-cell office:value-type="float" office:value="-0.000158791688669835" calcext:value-type="float">
            <text:p>-0.00015879168867</text:p>
          </table:table-cell>
          <table:table-cell office:value-type="float" office:value="0.707054218172337" calcext:value-type="float">
            <text:p>0.707054218172337</text:p>
          </table:table-cell>
          <table:table-cell office:value-type="float" office:value="-0.00021879002797287" calcext:value-type="float">
            <text:p>-0.0002187900279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93686925103015" calcext:value-type="float">
            <text:p>0.293686925103015</text:p>
          </table:table-cell>
          <table:table-cell office:value-type="float" office:value="-0.0690086251808851" calcext:value-type="float">
            <text:p>-0.069008625180885</text:p>
          </table:table-cell>
          <table:table-cell office:value-type="float" office:value="0.223589081249739" calcext:value-type="float">
            <text:p>0.223589081249739</text:p>
          </table:table-cell>
          <table:table-cell office:value-type="float" office:value="0.706916437126074" calcext:value-type="float">
            <text:p>0.706916437126074</text:p>
          </table:table-cell>
          <table:table-cell office:value-type="float" office:value="-0.00023598224291288" calcext:value-type="float">
            <text:p>-0.000235982242913</text:p>
          </table:table-cell>
          <table:table-cell office:value-type="float" office:value="0.707296930358561" calcext:value-type="float">
            <text:p>0.707296930358561</text:p>
          </table:table-cell>
          <table:table-cell office:value-type="float" office:value="-0.000384107687049329" calcext:value-type="float">
            <text:p>-0.000384107687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9359702726679" calcext:value-type="float">
            <text:p>0.29359702726679</text:p>
          </table:table-cell>
          <table:table-cell office:value-type="float" office:value="-0.0622423885541262" calcext:value-type="float">
            <text:p>-0.062242388554126</text:p>
          </table:table-cell>
          <table:table-cell office:value-type="float" office:value="0.222433462747483" calcext:value-type="float">
            <text:p>0.222433462747483</text:p>
          </table:table-cell>
          <table:table-cell office:value-type="float" office:value="0.707164332670997" calcext:value-type="float">
            <text:p>0.707164332670997</text:p>
          </table:table-cell>
          <table:table-cell office:value-type="float" office:value="0.00022657573791407" calcext:value-type="float">
            <text:p>0.000226575737914</text:p>
          </table:table-cell>
          <table:table-cell office:value-type="float" office:value="0.707049062432882" calcext:value-type="float">
            <text:p>0.707049062432882</text:p>
          </table:table-cell>
          <table:table-cell office:value-type="float" office:value="0.000422580407316575" calcext:value-type="float">
            <text:p>0.0004225804073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93603345963216" calcext:value-type="float">
            <text:p>0.293603345963216</text:p>
          </table:table-cell>
          <table:table-cell office:value-type="float" office:value="-0.0546758994127876" calcext:value-type="float">
            <text:p>-0.054675899412788</text:p>
          </table:table-cell>
          <table:table-cell office:value-type="float" office:value="0.2221691943337" calcext:value-type="float">
            <text:p>0.2221691943337</text:p>
          </table:table-cell>
          <table:table-cell office:value-type="float" office:value="0.707226348606489" calcext:value-type="float">
            <text:p>0.707226348606489</text:p>
          </table:table-cell>
          <table:table-cell office:value-type="float" office:value="0.000524845389190953" calcext:value-type="float">
            <text:p>0.000524845389191</text:p>
          </table:table-cell>
          <table:table-cell office:value-type="float" office:value="0.706986517808669" calcext:value-type="float">
            <text:p>0.706986517808669</text:p>
          </table:table-cell>
          <table:table-cell office:value-type="float" office:value="0.00082462768677527" calcext:value-type="float">
            <text:p>0.0008246276867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93550920869201" calcext:value-type="float">
            <text:p>0.293550920869201</text:p>
          </table:table-cell>
          <table:table-cell office:value-type="float" office:value="-0.0541725234147953" calcext:value-type="float">
            <text:p>-0.054172523414795</text:p>
          </table:table-cell>
          <table:table-cell office:value-type="float" office:value="0.229296847951973" calcext:value-type="float">
            <text:p>0.229296847951973</text:p>
          </table:table-cell>
          <table:table-cell office:value-type="float" office:value="0.70732507558501" calcext:value-type="float">
            <text:p>0.70732507558501</text:p>
          </table:table-cell>
          <table:table-cell office:value-type="float" office:value="0.000397553976953402" calcext:value-type="float">
            <text:p>0.000397553976953</text:p>
          </table:table-cell>
          <table:table-cell office:value-type="float" office:value="0.706888135965058" calcext:value-type="float">
            <text:p>0.706888135965058</text:p>
          </table:table-cell>
          <table:table-cell office:value-type="float" office:value="0.000492576228351971" calcext:value-type="float">
            <text:p>0.0004925762283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93471187817196" calcext:value-type="float">
            <text:p>0.293471187817196</text:p>
          </table:table-cell>
          <table:table-cell office:value-type="float" office:value="-0.0544206758968657" calcext:value-type="float">
            <text:p>-0.054420675896866</text:p>
          </table:table-cell>
          <table:table-cell office:value-type="float" office:value="0.237192693523614" calcext:value-type="float">
            <text:p>0.237192693523614</text:p>
          </table:table-cell>
          <table:table-cell office:value-type="float" office:value="0.707298407295551" calcext:value-type="float">
            <text:p>0.707298407295551</text:p>
          </table:table-cell>
          <table:table-cell office:value-type="float" office:value="0.000294248080720927" calcext:value-type="float">
            <text:p>0.000294248080721</text:p>
          </table:table-cell>
          <table:table-cell office:value-type="float" office:value="0.706914940016121" calcext:value-type="float">
            <text:p>0.706914940016121</text:p>
          </table:table-cell>
          <table:table-cell office:value-type="float" office:value="0.000379522394942933" calcext:value-type="float">
            <text:p>0.0003795223949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9340774223744" calcext:value-type="float">
            <text:p>0.29340774223744</text:p>
          </table:table-cell>
          <table:table-cell office:value-type="float" office:value="-0.0545622851360371" calcext:value-type="float">
            <text:p>-0.054562285136037</text:p>
          </table:table-cell>
          <table:table-cell office:value-type="float" office:value="0.245010493070029" calcext:value-type="float">
            <text:p>0.245010493070029</text:p>
          </table:table-cell>
          <table:table-cell office:value-type="float" office:value="0.707287480085096" calcext:value-type="float">
            <text:p>0.707287480085096</text:p>
          </table:table-cell>
          <table:table-cell office:value-type="float" office:value="0.000225563358908998" calcext:value-type="float">
            <text:p>0.000225563358909</text:p>
          </table:table-cell>
          <table:table-cell office:value-type="float" office:value="0.706925939373701" calcext:value-type="float">
            <text:p>0.706925939373701</text:p>
          </table:table-cell>
          <table:table-cell office:value-type="float" office:value="0.000293047191602058" calcext:value-type="float">
            <text:p>0.0002930471916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93349195772799" calcext:value-type="float">
            <text:p>0.293349195772799</text:p>
          </table:table-cell>
          <table:table-cell office:value-type="float" office:value="-0.0546900938833632" calcext:value-type="float">
            <text:p>-0.054690093883363</text:p>
          </table:table-cell>
          <table:table-cell office:value-type="float" office:value="0.252850824482955" calcext:value-type="float">
            <text:p>0.252850824482955</text:p>
          </table:table-cell>
          <table:table-cell office:value-type="float" office:value="0.707275943806329" calcext:value-type="float">
            <text:p>0.707275943806329</text:p>
          </table:table-cell>
          <table:table-cell office:value-type="float" office:value="0.00017302949439657" calcext:value-type="float">
            <text:p>0.000173029494397</text:p>
          </table:table-cell>
          <table:table-cell office:value-type="float" office:value="0.706937520264482" calcext:value-type="float">
            <text:p>0.706937520264482</text:p>
          </table:table-cell>
          <table:table-cell office:value-type="float" office:value="0.000227631205644729" calcext:value-type="float">
            <text:p>0.0002276312056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9329625405253" calcext:value-type="float">
            <text:p>0.29329625405253</text:p>
          </table:table-cell>
          <table:table-cell office:value-type="float" office:value="-0.0547992359522687" calcext:value-type="float">
            <text:p>-0.054799235952269</text:p>
          </table:table-cell>
          <table:table-cell office:value-type="float" office:value="0.26070006687042" calcext:value-type="float">
            <text:p>0.26070006687042</text:p>
          </table:table-cell>
          <table:table-cell office:value-type="float" office:value="0.707266048143458" calcext:value-type="float">
            <text:p>0.707266048143458</text:p>
          </table:table-cell>
          <table:table-cell office:value-type="float" office:value="0.000133608157283971" calcext:value-type="float">
            <text:p>0.000133608157284</text:p>
          </table:table-cell>
          <table:table-cell office:value-type="float" office:value="0.706947443324823" calcext:value-type="float">
            <text:p>0.706947443324823</text:p>
          </table:table-cell>
          <table:table-cell office:value-type="float" office:value="0.000177957556284747" calcext:value-type="float">
            <text:p>0.0001779575562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93247840468186" calcext:value-type="float">
            <text:p>0.293247840468186</text:p>
          </table:table-cell>
          <table:table-cell office:value-type="float" office:value="-0.054893850755372" calcext:value-type="float">
            <text:p>-0.054893850755372</text:p>
          </table:table-cell>
          <table:table-cell office:value-type="float" office:value="0.268558572207284" calcext:value-type="float">
            <text:p>0.268558572207284</text:p>
          </table:table-cell>
          <table:table-cell office:value-type="float" office:value="0.707257549572622" calcext:value-type="float">
            <text:p>0.707257549572622</text:p>
          </table:table-cell>
          <table:table-cell office:value-type="float" office:value="0.000103719629477694" calcext:value-type="float">
            <text:p>0.000103719629478</text:p>
          </table:table-cell>
          <table:table-cell office:value-type="float" office:value="0.706955959202259" calcext:value-type="float">
            <text:p>0.706955959202259</text:p>
          </table:table-cell>
          <table:table-cell office:value-type="float" office:value="0.00013986844960584" calcext:value-type="float">
            <text:p>0.0001398684496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93203330251028" calcext:value-type="float">
            <text:p>0.293203330251028</text:p>
          </table:table-cell>
          <table:table-cell office:value-type="float" office:value="-0.0549763367101629" calcext:value-type="float">
            <text:p>-0.054976336710163</text:p>
          </table:table-cell>
          <table:table-cell office:value-type="float" office:value="0.2764253417726" calcext:value-type="float">
            <text:p>0.2764253417726</text:p>
          </table:table-cell>
          <table:table-cell office:value-type="float" office:value="0.707250318624733" calcext:value-type="float">
            <text:p>0.707250318624733</text:p>
          </table:table-cell>
          <table:table-cell office:value-type="float" office:value="0.0000809168121633785" calcext:value-type="float">
            <text:p>8.09168121633785E-05</text:p>
          </table:table-cell>
          <table:table-cell office:value-type="float" office:value="0.706963201351677" calcext:value-type="float">
            <text:p>0.706963201351677</text:p>
          </table:table-cell>
          <table:table-cell office:value-type="float" office:value="0.000110418619283625" calcext:value-type="float">
            <text:p>0.0001104186192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93162158322747" calcext:value-type="float">
            <text:p>0.293162158322747</text:p>
          </table:table-cell>
          <table:table-cell office:value-type="float" office:value="-0.055048674792689" calcext:value-type="float">
            <text:p>-0.055048674792689</text:p>
          </table:table-cell>
          <table:table-cell office:value-type="float" office:value="0.284299739823933" calcext:value-type="float">
            <text:p>0.284299739823933</text:p>
          </table:table-cell>
          <table:table-cell office:value-type="float" office:value="0.707244164446278" calcext:value-type="float">
            <text:p>0.707244164446278</text:p>
          </table:table-cell>
          <table:table-cell office:value-type="float" office:value="0.0000633991590966443" calcext:value-type="float">
            <text:p>6.33991590966443E-05</text:p>
          </table:table-cell>
          <table:table-cell office:value-type="float" office:value="0.706969362976243" calcext:value-type="float">
            <text:p>0.706969362976243</text:p>
          </table:table-cell>
          <table:table-cell office:value-type="float" office:value="0.0000874654079314197" calcext:value-type="float">
            <text:p>8.74654079314197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93123839687532" calcext:value-type="float">
            <text:p>0.293123839687532</text:p>
          </table:table-cell>
          <table:table-cell office:value-type="float" office:value="-0.0551124320341485" calcext:value-type="float">
            <text:p>-0.055112432034149</text:p>
          </table:table-cell>
          <table:table-cell office:value-type="float" office:value="0.292181226938523" calcext:value-type="float">
            <text:p>0.292181226938523</text:p>
          </table:table-cell>
          <table:table-cell office:value-type="float" office:value="0.70723890761843" calcext:value-type="float">
            <text:p>0.70723890761843</text:p>
          </table:table-cell>
          <table:table-cell office:value-type="float" office:value="0.000049848847367584" calcext:value-type="float">
            <text:p>4.9848847367584E-05</text:p>
          </table:table-cell>
          <table:table-cell office:value-type="float" office:value="0.706974624893817" calcext:value-type="float">
            <text:p>0.706974624893817</text:p>
          </table:table-cell>
          <table:table-cell office:value-type="float" office:value="0.0000694408248030909" calcext:value-type="float">
            <text:p>6.94408248030909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93087943311577" calcext:value-type="float">
            <text:p>0.293087943311577</text:p>
          </table:table-cell>
          <table:table-cell office:value-type="float" office:value="-0.0551688689340345" calcext:value-type="float">
            <text:p>-0.055168868934035</text:p>
          </table:table-cell>
          <table:table-cell office:value-type="float" office:value="0.300069345829276" calcext:value-type="float">
            <text:p>0.300069345829276</text:p>
          </table:table-cell>
          <table:table-cell office:value-type="float" office:value="0.707234392883054" calcext:value-type="float">
            <text:p>0.707234392883054</text:p>
          </table:table-cell>
          <table:table-cell office:value-type="float" office:value="0.0000392945796449662" calcext:value-type="float">
            <text:p>3.92945796449662E-05</text:p>
          </table:table-cell>
          <table:table-cell office:value-type="float" office:value="0.706979143209795" calcext:value-type="float">
            <text:p>0.706979143209795</text:p>
          </table:table-cell>
          <table:table-cell office:value-type="float" office:value="0.0000551871343943966" calcext:value-type="float">
            <text:p>5.51871343943966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93054080427941" calcext:value-type="float">
            <text:p>0.293054080427941</text:p>
          </table:table-cell>
          <table:table-cell office:value-type="float" office:value="-0.0552190052270512" calcext:value-type="float">
            <text:p>-0.055219005227051</text:p>
          </table:table-cell>
          <table:table-cell office:value-type="float" office:value="0.307963691730777" calcext:value-type="float">
            <text:p>0.307963691730777</text:p>
          </table:table-cell>
          <table:table-cell office:value-type="float" office:value="0.707230493009424" calcext:value-type="float">
            <text:p>0.707230493009424</text:p>
          </table:table-cell>
          <table:table-cell office:value-type="float" office:value="0.0000310159040374236" calcext:value-type="float">
            <text:p>3.10159040374236E-05</text:p>
          </table:table-cell>
          <table:table-cell office:value-type="float" office:value="0.706983045676215" calcext:value-type="float">
            <text:p>0.706983045676215</text:p>
          </table:table-cell>
          <table:table-cell office:value-type="float" office:value="0.0000438411316017184" calcext:value-type="float">
            <text:p>4.38411316017184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93021895901121" calcext:value-type="float">
            <text:p>0.293021895901121</text:p>
          </table:table-cell>
          <table:table-cell office:value-type="float" office:value="-0.0552636732919743" calcext:value-type="float">
            <text:p>-0.055263673291974</text:p>
          </table:table-cell>
          <table:table-cell office:value-type="float" office:value="0.31586389395968" calcext:value-type="float">
            <text:p>0.31586389395968</text:p>
          </table:table-cell>
          <table:table-cell office:value-type="float" office:value="0.707227106789493" calcext:value-type="float">
            <text:p>0.707227106789493</text:p>
          </table:table-cell>
          <table:table-cell office:value-type="float" office:value="0.0000244752948765914" calcext:value-type="float">
            <text:p>2.44752948765914E-05</text:p>
          </table:table-cell>
          <table:table-cell office:value-type="float" office:value="0.706986433826919" calcext:value-type="float">
            <text:p>0.706986433826919</text:p>
          </table:table-cell>
          <table:table-cell office:value-type="float" office:value="0.0000347537050203739" calcext:value-type="float">
            <text:p>3.47537050203739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92991062633045" calcext:value-type="float">
            <text:p>0.292991062633045</text:p>
          </table:table-cell>
          <table:table-cell office:value-type="float" office:value="-0.0553035578445413" calcext:value-type="float">
            <text:p>-0.055303557844541</text:p>
          </table:table-cell>
          <table:table-cell office:value-type="float" office:value="0.323769598262088" calcext:value-type="float">
            <text:p>0.323769598262088</text:p>
          </table:table-cell>
          <table:table-cell office:value-type="float" office:value="0.707224155498973" calcext:value-type="float">
            <text:p>0.707224155498973</text:p>
          </table:table-cell>
          <table:table-cell office:value-type="float" office:value="0.0000192691733670869" calcext:value-type="float">
            <text:p>1.92691733670869E-05</text:p>
          </table:table-cell>
          <table:table-cell office:value-type="float" office:value="0.706989386592843" calcext:value-type="float">
            <text:p>0.706989386592843</text:p>
          </table:table-cell>
          <table:table-cell office:value-type="float" office:value="0.0000274324618963484" calcext:value-type="float">
            <text:p>2.74324618963484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9296127759869" calcext:value-type="float">
            <text:p>0.29296127759869</text:p>
          </table:table-cell>
          <table:table-cell office:value-type="float" office:value="-0.0553392259222987" calcext:value-type="float">
            <text:p>-0.055339225922299</text:p>
          </table:table-cell>
          <table:table-cell office:value-type="float" office:value="0.331680464421202" calcext:value-type="float">
            <text:p>0.331680464421202</text:p>
          </table:table-cell>
          <table:table-cell office:value-type="float" office:value="0.70722157784938" calcext:value-type="float">
            <text:p>0.70722157784938</text:p>
          </table:table-cell>
          <table:table-cell office:value-type="float" office:value="0.0000150925155146253" calcext:value-type="float">
            <text:p>1.50925155146253E-05</text:p>
          </table:table-cell>
          <table:table-cell office:value-type="float" office:value="0.706991965395776" calcext:value-type="float">
            <text:p>0.706991965395776</text:p>
          </table:table-cell>
          <table:table-cell office:value-type="float" office:value="0.0000215003999275987" calcext:value-type="float">
            <text:p>2.15003999275987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2932204830303" calcext:value-type="float">
            <text:p>0.292932204830303</text:p>
          </table:table-cell>
          <table:table-cell office:value-type="float" office:value="-0.0553711406327676" calcext:value-type="float">
            <text:p>-0.055371140632768</text:p>
          </table:table-cell>
          <table:table-cell office:value-type="float" office:value="0.339596206143586" calcext:value-type="float">
            <text:p>0.339596206143586</text:p>
          </table:table-cell>
          <table:table-cell office:value-type="float" office:value="0.707219338635557" calcext:value-type="float">
            <text:p>0.707219338635557</text:p>
          </table:table-cell>
          <table:table-cell office:value-type="float" office:value="0.0000117109970460549" calcext:value-type="float">
            <text:p>1.17109970460549E-05</text:p>
          </table:table-cell>
          <table:table-cell office:value-type="float" office:value="0.70699420552438" calcext:value-type="float">
            <text:p>0.70699420552438</text:p>
          </table:table-cell>
          <table:table-cell office:value-type="float" office:value="0.0000166640315427125" calcext:value-type="float">
            <text:p>1.6664031542712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7:54:15.103800080</dc:date>
    <meta:editing-duration>PT1M28S</meta:editing-duration>
    <meta:editing-cycles>1</meta:editing-cycles>
    <meta:document-statistic meta:table-count="1" meta:cell-count="69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Mujoco.A1:Mujoco.D87" svg:x="0.32cm" svg:y="0.18cm" svg:width="12.508cm" svg:height="8.64cm">
          <chartooo:coordinate-region svg:x="1.153cm" svg:y="0.306cm" svg:width="11.39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joco.B1:Mujoco.B87" chart:class="chart:scatter">
            <chart:domain table:cell-range-address="Mujoco.A1:Mujoco.A87"/>
            <chart:data-point chart:repeated="87"/>
          </chart:series>
          <chart:series chart:style-name="ch7" chart:values-cell-range-address="Mujoco.C1:Mujoco.C87" chart:class="chart:scatter">
            <chart:data-point chart:repeated="87"/>
          </chart:series>
          <chart:series chart:style-name="ch8" chart:values-cell-range-address="Mujoco.D1:Mujoco.D87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ujoco.A1:Mujoco.A87</svg:desc>
                </draw:g>
              </table:table-cell>
              <table:table-cell office:value-type="float" office:value="0.13784859857437">
                <text:p>0.13784859857437</text:p>
                <draw:g>
                  <svg:desc>Mujoco.B1:Mujoco.B87</svg:desc>
                </draw:g>
              </table:table-cell>
              <table:table-cell office:value-type="float" office:value="-0.00734628787767608">
                <text:p>-0.00734628787767608</text:p>
                <draw:g>
                  <svg:desc>Mujoco.C1:Mujoco.C87</svg:desc>
                </draw:g>
              </table:table-cell>
              <table:table-cell office:value-type="float" office:value="0.549873683635913">
                <text:p>0.549873683635913</text:p>
                <draw:g>
                  <svg:desc>Mujoco.D1:Mujoco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691232447665">
                <text:p>0.137691232447665</text:p>
              </table:table-cell>
              <table:table-cell office:value-type="float" office:value="-0.0154485379154946">
                <text:p>-0.0154485379154946</text:p>
              </table:table-cell>
              <table:table-cell office:value-type="float" office:value="0.549794478840375">
                <text:p>0.54979447884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535917208232">
                <text:p>0.137535917208232</text:p>
              </table:table-cell>
              <table:table-cell office:value-type="float" office:value="-0.0234596005910209">
                <text:p>-0.0234596005910209</text:p>
              </table:table-cell>
              <table:table-cell office:value-type="float" office:value="0.549714081826329">
                <text:p>0.549714081826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378368862744">
                <text:p>0.137378368862744</text:p>
              </table:table-cell>
              <table:table-cell office:value-type="float" office:value="-0.0314773529784321">
                <text:p>-0.0314773529784321</text:p>
              </table:table-cell>
              <table:table-cell office:value-type="float" office:value="0.549630958891821">
                <text:p>0.549630958891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219094665541">
                <text:p>0.137219094665541</text:p>
              </table:table-cell>
              <table:table-cell office:value-type="float" office:value="-0.0394902632647914">
                <text:p>-0.0394902632647914</text:p>
              </table:table-cell>
              <table:table-cell office:value-type="float" office:value="0.549545366799258">
                <text:p>0.549545366799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7121940569154">
                <text:p>0.137121940569154</text:p>
              </table:table-cell>
              <table:table-cell office:value-type="float" office:value="-0.0401916009200401">
                <text:p>-0.0401916009200401</text:p>
              </table:table-cell>
              <table:table-cell office:value-type="float" office:value="0.542183954023979">
                <text:p>0.54218395402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702623795116">
                <text:p>0.13702623795116</text:p>
              </table:table-cell>
              <table:table-cell office:value-type="float" office:value="-0.0401128710773335">
                <text:p>-0.0401128710773335</text:p>
              </table:table-cell>
              <table:table-cell office:value-type="float" office:value="0.534092744228207">
                <text:p>0.5340927442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920556632271">
                <text:p>0.136920556632271</text:p>
              </table:table-cell>
              <table:table-cell office:value-type="float" office:value="-0.0401202845968652">
                <text:p>-0.0401202845968652</text:p>
              </table:table-cell>
              <table:table-cell office:value-type="float" office:value="0.526084121720303">
                <text:p>0.52608412172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6807393076379">
                <text:p>0.136807393076379</text:p>
              </table:table-cell>
              <table:table-cell office:value-type="float" office:value="-0.0401172329729377">
                <text:p>-0.0401172329729377</text:p>
              </table:table-cell>
              <table:table-cell office:value-type="float" office:value="0.518066457948813">
                <text:p>0.51806645794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687309362988">
                <text:p>0.136687309362988</text:p>
              </table:table-cell>
              <table:table-cell office:value-type="float" office:value="-0.0401143904589238">
                <text:p>-0.0401143904589238</text:p>
              </table:table-cell>
              <table:table-cell office:value-type="float" office:value="0.510050784403249">
                <text:p>0.510050784403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562687503185">
                <text:p>0.136562687503185</text:p>
              </table:table-cell>
              <table:table-cell office:value-type="float" office:value="-0.0401107600473493">
                <text:p>-0.0401107600473493</text:p>
              </table:table-cell>
              <table:table-cell office:value-type="float" office:value="0.502036684344073">
                <text:p>0.502036684344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6433396122612">
                <text:p>0.136433396122612</text:p>
              </table:table-cell>
              <table:table-cell office:value-type="float" office:value="-0.040106437012466">
                <text:p>-0.040106437012466</text:p>
              </table:table-cell>
              <table:table-cell office:value-type="float" office:value="0.494024860572377">
                <text:p>0.49402486057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6299320667795">
                <text:p>0.136299320667795</text:p>
              </table:table-cell>
              <table:table-cell office:value-type="float" office:value="-0.0401013717578533">
                <text:p>-0.0401013717578533</text:p>
              </table:table-cell>
              <table:table-cell office:value-type="float" office:value="0.486015892385993">
                <text:p>0.486015892385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6160333500337">
                <text:p>0.136160333500337</text:p>
              </table:table-cell>
              <table:table-cell office:value-type="float" office:value="-0.0400955282205906">
                <text:p>-0.0400955282205906</text:p>
              </table:table-cell>
              <table:table-cell office:value-type="float" office:value="0.478010398078686">
                <text:p>0.478010398078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6016301796494">
                <text:p>0.136016301796494</text:p>
              </table:table-cell>
              <table:table-cell office:value-type="float" office:value="-0.0400888654013813">
                <text:p>-0.0400888654013813</text:p>
              </table:table-cell>
              <table:table-cell office:value-type="float" office:value="0.470009025367895">
                <text:p>0.470009025367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5867086731577">
                <text:p>0.135867086731577</text:p>
              </table:table-cell>
              <table:table-cell office:value-type="float" office:value="-0.0400813383497516">
                <text:p>-0.0400813383497516</text:p>
              </table:table-cell>
              <table:table-cell office:value-type="float" office:value="0.462012456168821">
                <text:p>0.462012456168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5712544956554">
                <text:p>0.135712544956554</text:p>
              </table:table-cell>
              <table:table-cell office:value-type="float" office:value="-0.0400728972438242">
                <text:p>-0.0400728972438242</text:p>
              </table:table-cell>
              <table:table-cell office:value-type="float" office:value="0.454021412908444">
                <text:p>0.45402141290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5552529869276">
                <text:p>0.135552529869276</text:p>
              </table:table-cell>
              <table:table-cell office:value-type="float" office:value="-0.0400634867473911">
                <text:p>-0.0400634867473911</text:p>
              </table:table-cell>
              <table:table-cell office:value-type="float" office:value="0.446036664487338">
                <text:p>0.4460366644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5386893359746">
                <text:p>0.135386893359746</text:p>
              </table:table-cell>
              <table:table-cell office:value-type="float" office:value="-0.0400530453567467">
                <text:p>-0.0400530453567467</text:p>
              </table:table-cell>
              <table:table-cell office:value-type="float" office:value="0.43805903302574">
                <text:p>0.43805903302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215487931694">
                <text:p>0.135215487931694</text:p>
              </table:table-cell>
              <table:table-cell office:value-type="float" office:value="-0.0400415047174813">
                <text:p>-0.0400415047174813</text:p>
              </table:table-cell>
              <table:table-cell office:value-type="float" office:value="0.430089400978809">
                <text:p>0.430089400978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5038169508822">
                <text:p>0.135038169508822</text:p>
              </table:table-cell>
              <table:table-cell office:value-type="float" office:value="-0.0400287888943673">
                <text:p>-0.0400287888943673</text:p>
              </table:table-cell>
              <table:table-cell office:value-type="float" office:value="0.422128719353247">
                <text:p>0.422128719353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854800839219">
                <text:p>0.134854800839219</text:p>
              </table:table-cell>
              <table:table-cell office:value-type="float" office:value="-0.0400148135560035">
                <text:p>-0.0400148135560035</text:p>
              </table:table-cell>
              <table:table-cell office:value-type="float" office:value="0.414178016327106">
                <text:p>0.414178016327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4665255732298">
                <text:p>0.134665255732298</text:p>
              </table:table-cell>
              <table:table-cell office:value-type="float" office:value="-0.0399994850585262">
                <text:p>-0.0399994850585262</text:p>
              </table:table-cell>
              <table:table-cell office:value-type="float" office:value="0.406238406770411">
                <text:p>0.406238406770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4469424508413">
                <text:p>0.134469424508413</text:p>
              </table:table-cell>
              <table:table-cell office:value-type="float" office:value="-0.0399826994175116">
                <text:p>-0.0399826994175116</text:p>
              </table:table-cell>
              <table:table-cell office:value-type="float" office:value="0.398311102922679">
                <text:p>0.398311102922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41833122606368">
                <text:p>0.141833122606368</text:p>
              </table:table-cell>
              <table:table-cell office:value-type="float" office:value="-0.0399600416945698">
                <text:p>-0.0399600416945698</text:p>
              </table:table-cell>
              <table:table-cell office:value-type="float" office:value="0.397638091275968">
                <text:p>0.397638091275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9909913653931">
                <text:p>0.149909913653931</text:p>
              </table:table-cell>
              <table:table-cell office:value-type="float" office:value="-0.0399352286469767">
                <text:p>-0.0399352286469767</text:p>
              </table:table-cell>
              <table:table-cell office:value-type="float" office:value="0.39768942929657">
                <text:p>0.39768942929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57907515016701">
                <text:p>0.157907515016701</text:p>
              </table:table-cell>
              <table:table-cell office:value-type="float" office:value="-0.0399106071888436">
                <text:p>-0.0399106071888436</text:p>
              </table:table-cell>
              <table:table-cell office:value-type="float" office:value="0.397656530642658">
                <text:p>0.397656530642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65918154849206">
                <text:p>0.165918154849206</text:p>
              </table:table-cell>
              <table:table-cell office:value-type="float" office:value="-0.0398858177882547">
                <text:p>-0.0398858177882547</text:p>
              </table:table-cell>
              <table:table-cell office:value-type="float" office:value="0.397626091296759">
                <text:p>0.39762609129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3930621531557">
                <text:p>0.173930621531557</text:p>
              </table:table-cell>
              <table:table-cell office:value-type="float" office:value="-0.039860918965233">
                <text:p>-0.039860918965233</text:p>
              </table:table-cell>
              <table:table-cell office:value-type="float" office:value="0.397589023685502">
                <text:p>0.397589023685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1945696190515">
                <text:p>0.181945696190515</text:p>
              </table:table-cell>
              <table:table-cell office:value-type="float" office:value="-0.0398359102742137">
                <text:p>-0.0398359102742137</text:p>
              </table:table-cell>
              <table:table-cell office:value-type="float" office:value="0.397546375051002">
                <text:p>0.39754637505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89962787770783">
                <text:p>0.189962787770783</text:p>
              </table:table-cell>
              <table:table-cell office:value-type="float" office:value="-0.0398107975619649">
                <text:p>-0.0398107975619649</text:p>
              </table:table-cell>
              <table:table-cell office:value-type="float" office:value="0.397498135434624">
                <text:p>0.39749813543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7981482313725">
                <text:p>0.197981482313725</text:p>
              </table:table-cell>
              <table:table-cell office:value-type="float" office:value="-0.0397855854648689">
                <text:p>-0.0397855854648689</text:p>
              </table:table-cell>
              <table:table-cell office:value-type="float" office:value="0.39744441909298">
                <text:p>0.39744441909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06001364329544">
                <text:p>0.206001364329544</text:p>
              </table:table-cell>
              <table:table-cell office:value-type="float" office:value="-0.0397602785633823">
                <text:p>-0.0397602785633823</text:p>
              </table:table-cell>
              <table:table-cell office:value-type="float" office:value="0.397385338288006">
                <text:p>0.397385338288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140220377615">
                <text:p>0.2140220377615</text:p>
              </table:table-cell>
              <table:table-cell office:value-type="float" office:value="-0.0397348812963984">
                <text:p>-0.0397348812963984</text:p>
              </table:table-cell>
              <table:table-cell office:value-type="float" office:value="0.397321014339788">
                <text:p>0.397321014339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14570869725246">
                <text:p>0.214570869725246</text:p>
              </table:table-cell>
              <table:table-cell office:value-type="float" office:value="-0.0397246145105719">
                <text:p>-0.0397246145105719</text:p>
              </table:table-cell>
              <table:table-cell office:value-type="float" office:value="0.390013544691791">
                <text:p>0.390013544691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14392537722273">
                <text:p>0.214392537722273</text:p>
              </table:table-cell>
              <table:table-cell office:value-type="float" office:value="-0.0397115563542328">
                <text:p>-0.0397115563542328</text:p>
              </table:table-cell>
              <table:table-cell office:value-type="float" office:value="0.381996913241897">
                <text:p>0.381996913241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14291781400522">
                <text:p>0.214291781400522</text:p>
              </table:table-cell>
              <table:table-cell office:value-type="float" office:value="-0.0396974184308547">
                <text:p>-0.0396974184308547</text:p>
              </table:table-cell>
              <table:table-cell office:value-type="float" office:value="0.374070673681761">
                <text:p>0.374070673681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14181206667877">
                <text:p>0.214181206667877</text:p>
              </table:table-cell>
              <table:table-cell office:value-type="float" office:value="-0.0396821265359532">
                <text:p>-0.0396821265359532</text:p>
              </table:table-cell>
              <table:table-cell office:value-type="float" office:value="0.366145411769448">
                <text:p>0.366145411769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14070775462903">
                <text:p>0.214070775462903</text:p>
              </table:table-cell>
              <table:table-cell office:value-type="float" office:value="-0.0396655648262232">
                <text:p>-0.0396655648262232</text:p>
              </table:table-cell>
              <table:table-cell office:value-type="float" office:value="0.358231689812183">
                <text:p>0.358231689812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13959922359413">
                <text:p>0.213959922359413</text:p>
              </table:table-cell>
              <table:table-cell office:value-type="float" office:value="-0.0396476274179072">
                <text:p>-0.0396476274179072</text:p>
              </table:table-cell>
              <table:table-cell office:value-type="float" office:value="0.350329017290654">
                <text:p>0.350329017290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13849295825271">
                <text:p>0.213849295825271</text:p>
              </table:table-cell>
              <table:table-cell office:value-type="float" office:value="-0.0396281824491812">
                <text:p>-0.0396281824491812</text:p>
              </table:table-cell>
              <table:table-cell office:value-type="float" office:value="0.342438159340535">
                <text:p>0.342438159340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3739442583038">
                <text:p>0.213739442583038</text:p>
              </table:table-cell>
              <table:table-cell office:value-type="float" office:value="-0.0396070657559084">
                <text:p>-0.0396070657559084</text:p>
              </table:table-cell>
              <table:table-cell office:value-type="float" office:value="0.334559758606134">
                <text:p>0.334559758606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3631005945798">
                <text:p>0.213631005945798</text:p>
              </table:table-cell>
              <table:table-cell office:value-type="float" office:value="-0.0395840750332691">
                <text:p>-0.0395840750332691</text:p>
              </table:table-cell>
              <table:table-cell office:value-type="float" office:value="0.326694458237228">
                <text:p>0.326694458237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352471542014">
                <text:p>0.21352471542014</text:p>
              </table:table-cell>
              <table:table-cell office:value-type="float" office:value="-0.0395589560104464">
                <text:p>-0.0395589560104464</text:p>
              </table:table-cell>
              <table:table-cell office:value-type="float" office:value="0.318842873206507">
                <text:p>0.31884287320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0925951379127">
                <text:p>0.220925951379127</text:p>
              </table:table-cell>
              <table:table-cell office:value-type="float" office:value="-0.039535250597589">
                <text:p>-0.039535250597589</text:p>
              </table:table-cell>
              <table:table-cell office:value-type="float" office:value="0.31813771881088">
                <text:p>0.31813771881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9007506065443">
                <text:p>0.229007506065443</text:p>
              </table:table-cell>
              <table:table-cell office:value-type="float" office:value="-0.0395046108273399">
                <text:p>-0.0395046108273399</text:p>
              </table:table-cell>
              <table:table-cell office:value-type="float" office:value="0.318187249837737">
                <text:p>0.318187249837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7012715099409">
                <text:p>0.237012715099409</text:p>
              </table:table-cell>
              <table:table-cell office:value-type="float" office:value="-0.0394751658697907">
                <text:p>-0.0394751658697907</text:p>
              </table:table-cell>
              <table:table-cell office:value-type="float" office:value="0.318146644330641">
                <text:p>0.3181466443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37578578153644">
                <text:p>0.237578578153644</text:p>
              </table:table-cell>
              <table:table-cell office:value-type="float" office:value="-0.0394482367870383">
                <text:p>-0.0394482367870383</text:p>
              </table:table-cell>
              <table:table-cell office:value-type="float" office:value="0.310918355491732">
                <text:p>0.310918355491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37438107422869">
                <text:p>0.237438107422869</text:p>
              </table:table-cell>
              <table:table-cell office:value-type="float" office:value="-0.0394219569005563">
                <text:p>-0.0394219569005563</text:p>
              </table:table-cell>
              <table:table-cell office:value-type="float" office:value="0.302969276809672">
                <text:p>0.302969276809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37379966898436">
                <text:p>0.237379966898436</text:p>
              </table:table-cell>
              <table:table-cell office:value-type="float" office:value="-0.0393918332776981">
                <text:p>-0.0393918332776981</text:p>
              </table:table-cell>
              <table:table-cell office:value-type="float" office:value="0.29511304736593">
                <text:p>0.29511304736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37318354069498">
                <text:p>0.237318354069498</text:p>
              </table:table-cell>
              <table:table-cell office:value-type="float" office:value="-0.0393579959101082">
                <text:p>-0.0393579959101082</text:p>
              </table:table-cell>
              <table:table-cell office:value-type="float" office:value="0.287258851925089">
                <text:p>0.287258851925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37263479505727">
                <text:p>0.237263479505727</text:p>
              </table:table-cell>
              <table:table-cell office:value-type="float" office:value="-0.0393194404643666">
                <text:p>-0.0393194404643666</text:p>
              </table:table-cell>
              <table:table-cell office:value-type="float" office:value="0.279416814193772">
                <text:p>0.2794168141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7215180762233">
                <text:p>0.237215180762233</text:p>
              </table:table-cell>
              <table:table-cell office:value-type="float" office:value="-0.0392749981416757">
                <text:p>-0.0392749981416757</text:p>
              </table:table-cell>
              <table:table-cell office:value-type="float" office:value="0.27158589518234">
                <text:p>0.27158589518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7200724853345">
                <text:p>0.237200724853345</text:p>
              </table:table-cell>
              <table:table-cell office:value-type="float" office:value="-0.0462808768478133">
                <text:p>-0.0462808768478133</text:p>
              </table:table-cell>
              <table:table-cell office:value-type="float" office:value="0.270886944688076">
                <text:p>0.270886944688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7166289958717">
                <text:p>0.237166289958717</text:p>
              </table:table-cell>
              <table:table-cell office:value-type="float" office:value="-0.0540668124425411">
                <text:p>-0.0540668124425411</text:p>
              </table:table-cell>
              <table:table-cell office:value-type="float" office:value="0.270967404288206">
                <text:p>0.270967404288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37135099495746">
                <text:p>0.237135099495746</text:p>
              </table:table-cell>
              <table:table-cell office:value-type="float" office:value="-0.0617554940030426">
                <text:p>-0.0617554940030426</text:p>
              </table:table-cell>
              <table:table-cell office:value-type="float" office:value="0.270991783251215">
                <text:p>0.270991783251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37102041601648">
                <text:p>0.237102041601648</text:p>
              </table:table-cell>
              <table:table-cell office:value-type="float" office:value="-0.0694474261788258">
                <text:p>-0.0694474261788258</text:p>
              </table:table-cell>
              <table:table-cell office:value-type="float" office:value="0.271051028260283">
                <text:p>0.271051028260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7045972023343">
                <text:p>0.237045972023343</text:p>
              </table:table-cell>
              <table:table-cell office:value-type="float" office:value="-0.0700227523000179">
                <text:p>-0.0700227523000179</text:p>
              </table:table-cell>
              <table:table-cell office:value-type="float" office:value="0.263925116423995">
                <text:p>0.26392511642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7015954973841">
                <text:p>0.237015954973841</text:p>
              </table:table-cell>
              <table:table-cell office:value-type="float" office:value="-0.0697679938353525">
                <text:p>-0.0697679938353525</text:p>
              </table:table-cell>
              <table:table-cell office:value-type="float" office:value="0.25610023950783">
                <text:p>0.25610023950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4452489853891">
                <text:p>0.244452489853891</text:p>
              </table:table-cell>
              <table:table-cell office:value-type="float" office:value="-0.0697852905179266">
                <text:p>-0.0697852905179266</text:p>
              </table:table-cell>
              <table:table-cell office:value-type="float" office:value="0.255305155501377">
                <text:p>0.25530515550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2579943964114">
                <text:p>0.252579943964114</text:p>
              </table:table-cell>
              <table:table-cell office:value-type="float" office:value="-0.0697550961344023">
                <text:p>-0.0697550961344023</text:p>
              </table:table-cell>
              <table:table-cell office:value-type="float" office:value="0.25527420829332">
                <text:p>0.2552742082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60630802919118">
                <text:p>0.260630802919118</text:p>
              </table:table-cell>
              <table:table-cell office:value-type="float" office:value="-0.0697336576859044">
                <text:p>-0.0697336576859044</text:p>
              </table:table-cell>
              <table:table-cell office:value-type="float" office:value="0.255150490128685">
                <text:p>0.255150490128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68690322053954">
                <text:p>0.268690322053954</text:p>
              </table:table-cell>
              <table:table-cell office:value-type="float" office:value="-0.0697151013759545">
                <text:p>-0.0697151013759545</text:p>
              </table:table-cell>
              <table:table-cell office:value-type="float" office:value="0.255027540388531">
                <text:p>0.255027540388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76748958102515">
                <text:p>0.276748958102515</text:p>
              </table:table-cell>
              <table:table-cell office:value-type="float" office:value="-0.069698534136677">
                <text:p>-0.069698534136677</text:p>
              </table:table-cell>
              <table:table-cell office:value-type="float" office:value="0.254896772587558">
                <text:p>0.25489677258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480757910455">
                <text:p>0.28480757910455</text:p>
              </table:table-cell>
              <table:table-cell office:value-type="float" office:value="-0.0696832156665539">
                <text:p>-0.0696832156665539</text:p>
              </table:table-cell>
              <table:table-cell office:value-type="float" office:value="0.254760094479155">
                <text:p>0.25476009447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471092415766">
                <text:p>0.285471092415766</text:p>
              </table:table-cell>
              <table:table-cell office:value-type="float" office:value="-0.0695269603129651">
                <text:p>-0.0695269603129651</text:p>
              </table:table-cell>
              <table:table-cell office:value-type="float" office:value="0.247503867837212">
                <text:p>0.247503867837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42889395055">
                <text:p>0.28542889395055</text:p>
              </table:table-cell>
              <table:table-cell office:value-type="float" office:value="-0.0693759809672983">
                <text:p>-0.0693759809672983</text:p>
              </table:table-cell>
              <table:table-cell office:value-type="float" office:value="0.239522620949314">
                <text:p>0.239522620949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477272310898">
                <text:p>0.285477272310898</text:p>
              </table:table-cell>
              <table:table-cell office:value-type="float" office:value="-0.0691909661504052">
                <text:p>-0.0691909661504052</text:p>
              </table:table-cell>
              <table:table-cell office:value-type="float" office:value="0.231638160044519">
                <text:p>0.231638160044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12924285639">
                <text:p>0.292912924285639</text:p>
              </table:table-cell>
              <table:table-cell office:value-type="float" office:value="-0.0692442073883442">
                <text:p>-0.0692442073883442</text:p>
              </table:table-cell>
              <table:table-cell office:value-type="float" office:value="0.230755914328229">
                <text:p>0.230755914328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93686925103015">
                <text:p>0.293686925103015</text:p>
              </table:table-cell>
              <table:table-cell office:value-type="float" office:value="-0.0690086251808851">
                <text:p>-0.0690086251808851</text:p>
              </table:table-cell>
              <table:table-cell office:value-type="float" office:value="0.223589081249739">
                <text:p>0.223589081249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359702726679">
                <text:p>0.29359702726679</text:p>
              </table:table-cell>
              <table:table-cell office:value-type="float" office:value="-0.0622423885541262">
                <text:p>-0.0622423885541262</text:p>
              </table:table-cell>
              <table:table-cell office:value-type="float" office:value="0.222433462747483">
                <text:p>0.222433462747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3603345963216">
                <text:p>0.293603345963216</text:p>
              </table:table-cell>
              <table:table-cell office:value-type="float" office:value="-0.0546758994127876">
                <text:p>-0.0546758994127876</text:p>
              </table:table-cell>
              <table:table-cell office:value-type="float" office:value="0.2221691943337">
                <text:p>0.2221691943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3550920869201">
                <text:p>0.293550920869201</text:p>
              </table:table-cell>
              <table:table-cell office:value-type="float" office:value="-0.0541725234147953">
                <text:p>-0.0541725234147953</text:p>
              </table:table-cell>
              <table:table-cell office:value-type="float" office:value="0.229296847951973">
                <text:p>0.229296847951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471187817196">
                <text:p>0.293471187817196</text:p>
              </table:table-cell>
              <table:table-cell office:value-type="float" office:value="-0.0544206758968657">
                <text:p>-0.0544206758968657</text:p>
              </table:table-cell>
              <table:table-cell office:value-type="float" office:value="0.237192693523614">
                <text:p>0.237192693523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340774223744">
                <text:p>0.29340774223744</text:p>
              </table:table-cell>
              <table:table-cell office:value-type="float" office:value="-0.0545622851360371">
                <text:p>-0.0545622851360371</text:p>
              </table:table-cell>
              <table:table-cell office:value-type="float" office:value="0.245010493070029">
                <text:p>0.245010493070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3349195772799">
                <text:p>0.293349195772799</text:p>
              </table:table-cell>
              <table:table-cell office:value-type="float" office:value="-0.0546900938833632">
                <text:p>-0.0546900938833632</text:p>
              </table:table-cell>
              <table:table-cell office:value-type="float" office:value="0.252850824482955">
                <text:p>0.2528508244829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329625405253">
                <text:p>0.29329625405253</text:p>
              </table:table-cell>
              <table:table-cell office:value-type="float" office:value="-0.0547992359522687">
                <text:p>-0.0547992359522687</text:p>
              </table:table-cell>
              <table:table-cell office:value-type="float" office:value="0.26070006687042">
                <text:p>0.26070006687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3247840468186">
                <text:p>0.293247840468186</text:p>
              </table:table-cell>
              <table:table-cell office:value-type="float" office:value="-0.054893850755372">
                <text:p>-0.054893850755372</text:p>
              </table:table-cell>
              <table:table-cell office:value-type="float" office:value="0.268558572207284">
                <text:p>0.268558572207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3203330251028">
                <text:p>0.293203330251028</text:p>
              </table:table-cell>
              <table:table-cell office:value-type="float" office:value="-0.0549763367101629">
                <text:p>-0.0549763367101629</text:p>
              </table:table-cell>
              <table:table-cell office:value-type="float" office:value="0.2764253417726">
                <text:p>0.27642534177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3162158322747">
                <text:p>0.293162158322747</text:p>
              </table:table-cell>
              <table:table-cell office:value-type="float" office:value="-0.055048674792689">
                <text:p>-0.055048674792689</text:p>
              </table:table-cell>
              <table:table-cell office:value-type="float" office:value="0.284299739823933">
                <text:p>0.284299739823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3123839687532">
                <text:p>0.293123839687532</text:p>
              </table:table-cell>
              <table:table-cell office:value-type="float" office:value="-0.0551124320341485">
                <text:p>-0.0551124320341485</text:p>
              </table:table-cell>
              <table:table-cell office:value-type="float" office:value="0.292181226938523">
                <text:p>0.292181226938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3087943311577">
                <text:p>0.293087943311577</text:p>
              </table:table-cell>
              <table:table-cell office:value-type="float" office:value="-0.0551688689340345">
                <text:p>-0.0551688689340345</text:p>
              </table:table-cell>
              <table:table-cell office:value-type="float" office:value="0.300069345829276">
                <text:p>0.300069345829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3054080427941">
                <text:p>0.293054080427941</text:p>
              </table:table-cell>
              <table:table-cell office:value-type="float" office:value="-0.0552190052270512">
                <text:p>-0.0552190052270512</text:p>
              </table:table-cell>
              <table:table-cell office:value-type="float" office:value="0.307963691730777">
                <text:p>0.307963691730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021895901121">
                <text:p>0.293021895901121</text:p>
              </table:table-cell>
              <table:table-cell office:value-type="float" office:value="-0.0552636732919743">
                <text:p>-0.0552636732919743</text:p>
              </table:table-cell>
              <table:table-cell office:value-type="float" office:value="0.31586389395968">
                <text:p>0.31586389395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2991062633045">
                <text:p>0.292991062633045</text:p>
              </table:table-cell>
              <table:table-cell office:value-type="float" office:value="-0.0553035578445413">
                <text:p>-0.0553035578445413</text:p>
              </table:table-cell>
              <table:table-cell office:value-type="float" office:value="0.323769598262088">
                <text:p>0.323769598262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96127759869">
                <text:p>0.29296127759869</text:p>
              </table:table-cell>
              <table:table-cell office:value-type="float" office:value="-0.0553392259222987">
                <text:p>-0.0553392259222987</text:p>
              </table:table-cell>
              <table:table-cell office:value-type="float" office:value="0.331680464421202">
                <text:p>0.331680464421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932204830303">
                <text:p>0.292932204830303</text:p>
              </table:table-cell>
              <table:table-cell office:value-type="float" office:value="-0.0553711406327676">
                <text:p>-0.0553711406327676</text:p>
              </table:table-cell>
              <table:table-cell office:value-type="float" office:value="0.339596206143586">
                <text:p>0.339596206143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